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4.009cm" fo:margin-left="4.387cm" fo:margin-right="6.604cm" table:align="margins"/>
    </style:style>
    <style:style style:name="Tabla1.A" style:family="table-column">
      <style:table-column-properties style:column-width="2.138cm" style:rel-column-width="34944*"/>
    </style:style>
    <style:style style:name="Tabla1.B" style:family="table-column">
      <style:table-column-properties style:column-width="1.871cm" style:rel-column-width="30591*"/>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1.961cm" style:rel-column-width="8568*"/>
    </style:style>
    <style:style style:name="Table1.B" style:family="table-column">
      <style:table-column-properties style:column-width="2.778cm" style:rel-column-width="12138*"/>
    </style:style>
    <style:style style:name="Table1.C" style:family="table-column">
      <style:table-column-properties style:column-width="1.307cm" style:rel-column-width="5712*"/>
    </style:style>
    <style:style style:name="Table1.D" style:family="table-column">
      <style:table-column-properties style:column-width="3.829cm" style:rel-column-width="16728*"/>
    </style:style>
    <style:style style:name="Table1.E" style:family="table-column">
      <style:table-column-properties style:column-width="5.124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Standard">
      <style:text-properties fo:color="#000000"/>
    </style:style>
    <style:style style:name="P21" style:family="paragraph" style:parent-style-name="Standard">
      <style:text-properties fo:color="#000000" fo:font-size="11pt" style:font-size-asian="11pt" style:font-size-complex="11pt"/>
    </style:style>
    <style:style style:name="P22"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3" style:family="paragraph" style:parent-style-name="Standard">
      <style:text-properties style:use-window-font-color="true" style:font-name="Times New Roman1" fo:font-size="11pt" style:font-name-asian="TimesNewRoman" style:font-size-asian="11pt" style:font-name-complex="TimesNewRoman" style:font-size-complex="11pt"/>
    </style:style>
    <style:style style:name="P24" style:family="paragraph" style:parent-style-name="Standard">
      <style:text-properties style:use-window-font-color="true" style:font-name="Times New Roman" fo:font-size="10pt" style:font-name-asian="Courier" style:font-size-asian="10pt" style:font-name-complex="Courier" style:font-size-complex="10pt"/>
    </style:style>
    <style:style style:name="P25" style:family="paragraph" style:parent-style-name="Standard">
      <style:text-properties style:font-name="Times New Roman" fo:font-size="10pt" style:font-size-asian="10pt" style:font-size-complex="10pt"/>
    </style:style>
    <style:style style:name="P26" style:family="paragraph" style:parent-style-name="Standard">
      <style:text-properties style:font-name="Times New Roman" fo:font-size="10pt" fo:font-weight="bold" style:font-size-asian="10pt" style:font-weight-asian="bold" style:font-size-complex="10pt" style:font-weight-complex="bold"/>
    </style:style>
    <style:style style:name="P27" style:family="paragraph" style:parent-style-name="Standard">
      <style:paragraph-properties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margin-left="1.27cm" fo:margin-right="0cm" fo:text-align="justify" style:justify-single-word="false" fo:text-indent="0cm" style:auto-text-indent="false"/>
      <style:text-properties fo:color="#0000ff"/>
    </style:style>
    <style:style style:name="P29"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30" style:family="paragraph" style:parent-style-name="Standard">
      <style:paragraph-properties fo:margin-left="0.635cm" fo:margin-right="0cm" fo:text-align="justify" style:justify-single-word="false" fo:text-indent="0cm" style:auto-text-indent="false"/>
      <style:text-properties fo:color="#0000ff"/>
    </style:style>
    <style:style style:name="P31" style:family="paragraph" style:parent-style-name="Standard">
      <style:paragraph-properties style:writing-mode="lr-tb"/>
      <style:text-properties fo:color="#000000"/>
    </style:style>
    <style:style style:name="P32" style:family="paragraph" style:parent-style-name="Standard">
      <style:paragraph-properties fo:text-align="justify" style:justify-single-word="false" style:writing-mode="lr-tb">
        <style:tab-stops/>
      </style:paragraph-properties>
      <style:text-properties fo:color="#000000"/>
    </style:style>
    <style:style style:name="P33" style:family="paragraph" style:parent-style-name="Standard">
      <style:paragraph-properties style:writing-mode="lr-tb"/>
      <style:text-properties fo:color="#000000" fo:font-size="11pt" style:font-size-asian="11pt" style:font-size-complex="11pt"/>
    </style:style>
    <style:style style:name="P34" style:family="paragraph" style:parent-style-name="Standard">
      <style:paragraph-properties fo:text-align="justify" style:justify-single-word="false" style:writing-mode="lr-tb"/>
      <style:text-properties fo:color="#000000" style:font-name="Times New Roman1" fo:font-size="10pt" style:font-size-asian="10pt" style:font-name-complex="Courier New" style:font-size-complex="10pt"/>
    </style:style>
    <style:style style:name="P35" style:family="paragraph" style:parent-style-name="Standard">
      <style:paragraph-properties style:writing-mode="lr-tb"/>
      <style:text-properties fo:color="#000000" style:font-name="Times New Roman1" fo:font-size="10pt" style:text-underline-style="none" style:font-size-asian="10pt" style:font-name-complex="Courier New" style:font-size-complex="10pt"/>
    </style:style>
    <style:style style:name="P36"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7" style:family="paragraph" style:parent-style-name="Standard">
      <style:paragraph-properties style:writing-mode="lr-tb"/>
      <style:text-properties fo:font-size="10pt" style:font-size-asian="10pt" style:font-size-complex="10pt"/>
    </style:style>
    <style:style style:name="P3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39" style:family="paragraph" style:parent-style-name="Standard">
      <style:paragraph-properties style:writing-mode="lr-tb"/>
      <style:text-properties fo:font-size="11pt" style:font-size-asian="11pt" style:font-size-complex="11pt"/>
    </style:style>
    <style:style style:name="P40" style:family="paragraph" style:parent-style-name="Standard">
      <style:paragraph-properties style:writing-mode="lr-tb"/>
      <style:text-properties fo:font-size="11pt" fo:font-weight="bold" style:font-size-asian="11pt" style:font-size-complex="11pt"/>
    </style:style>
    <style:style style:name="P41" style:family="paragraph" style:parent-style-name="Standard">
      <style:paragraph-properties style:writing-mode="lr-tb"/>
      <style:text-properties fo:font-size="11pt" fo:font-weight="bold" style:font-size-asian="11pt" style:font-size-complex="11pt" style:font-weight-complex="bold"/>
    </style:style>
    <style:style style:name="P42" style:family="paragraph" style:parent-style-name="Standard">
      <style:paragraph-properties style:writing-mode="lr-tb"/>
      <style:text-properties style:font-name="Times New Roman1" fo:font-size="10pt" style:font-size-asian="10pt" style:font-name-complex="Courier New" style:font-size-complex="10pt"/>
    </style:style>
    <style:style style:name="P43" style:family="paragraph" style:parent-style-name="Standard">
      <style:paragraph-properties style:writing-mode="lr-tb"/>
      <style:text-properties style:font-name="Times New Roman1" fo:font-size="10pt" style:font-size-asian="10pt" style:font-size-complex="10pt"/>
    </style:style>
    <style:style style:name="P44" style:family="paragraph" style:parent-style-name="annotation_20_text">
      <style:text-properties fo:color="#0000ff" fo:font-size="12pt" fo:language="es" fo:country="ES" style:font-size-asian="12pt" style:font-size-complex="12pt"/>
    </style:style>
    <style:style style:name="P45" style:family="paragraph" style:parent-style-name="Preformatted_20_Text">
      <style:paragraph-properties fo:margin-left="0cm" fo:margin-right="0cm" fo:margin-top="0cm" fo:margin-bottom="0.199cm" fo:orphans="2" fo:widows="2" fo:text-indent="0cm" style:auto-text-indent="false"/>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46" style:family="paragraph" style:parent-style-name="Preformatted_20_Text">
      <style:paragraph-properties fo:margin-left="0cm" fo:margin-right="0cm" fo:margin-top="0cm" fo:margin-bottom="0.199cm" fo:text-align="start" style:justify-single-word="false" fo:orphans="2" fo:widows="2" fo:text-indent="0cm" style:auto-text-indent="false" style:text-autospace="ideograph-alpha" style:vertical-align="auto"/>
      <style:text-properties fo:font-variant="normal" fo:text-transform="none" fo:color="#000000" style:font-name="Times New Roman" fo:font-size="11pt" fo:letter-spacing="normal" fo:language="es" fo:country="ES" fo:font-style="normal" fo:font-weight="bold" style:font-size-asian="11pt" style:language-asian="es" style:country-asian="ES" style:font-weight-asian="bold" style:font-size-complex="11pt" style:font-weight-complex="bold"/>
    </style:style>
    <style:style style:name="P47"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48"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9" style:family="paragraph" style:parent-style-name="List_20_Contents">
      <style:paragraph-properties fo:margin-left="0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50" style:family="paragraph" style:parent-style-name="List_20_Contents">
      <style:paragraph-properties fo:margin-left="1.221cm" fo:margin-right="0cm" fo:margin-top="0cm" fo:margin-bottom="0.199cm" fo:text-align="start" style:justify-single-word="false" fo:orphans="2" fo:widows="2" fo:text-indent="0cm" style:auto-text-indent="false" style:text-autospace="ideograph-alpha" style:vertical-align="auto"/>
    </style:style>
    <style:style style:name="P51" style:family="paragraph" style:parent-style-name="List_20_Contents">
      <style:paragraph-properties fo:margin-left="1.221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52" style:family="paragraph" style:parent-style-name="Table_20_Contents">
      <style:paragraph-properties fo:text-align="center" style:justify-single-word="false"/>
      <style:text-properties fo:font-size="13pt" style:font-size-asian="13pt" style:font-size-complex="13pt"/>
    </style:style>
    <style:style style:name="P53" style:family="paragraph" style:parent-style-name="Table_20_Contents">
      <style:paragraph-properties fo:margin-left="0.005cm" fo:margin-right="-1.074cm" fo:text-align="start" style:justify-single-word="false" fo:text-indent="0cm" style:auto-text-indent="false"/>
    </style:style>
    <style:style style:name="P54" style:family="paragraph" style:parent-style-name="List_20_Heading">
      <style:paragraph-properties fo:margin-left="1cm" fo:margin-right="0cm" fo:orphans="2" fo:widows="2" fo:text-indent="0cm" style:auto-text-indent="false"/>
      <style:text-properties style:font-name="TimesNewRoman" fo:font-size="15pt" style:font-name-asian="TimesNewRoman" style:font-size-asian="15pt" style:font-name-complex="TimesNewRoman" style:font-size-complex="15pt"/>
    </style:style>
    <style:style style:name="P5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56" style:family="paragraph" style:parent-style-name="Standard" style:list-style-name="L1">
      <style:text-properties style:use-window-font-color="true" style:font-name="Times New Roman1" fo:font-size="11pt" style:font-name-asian="TimesNewRoman" style:font-size-asian="11pt" style:font-name-complex="TimesNewRoman" style:font-size-complex="11pt"/>
    </style:style>
    <style:style style:name="P57" style:family="paragraph" style:parent-style-name="Standard">
      <style:text-properties style:use-window-font-color="true" style:font-name="Times New Roman" fo:font-size="10pt" style:font-name-asian="Courier" style:font-size-asian="10pt" style:font-name-complex="Courier" style:font-size-complex="10pt"/>
    </style:style>
    <style:style style:name="P58" style:family="paragraph" style:parent-style-name="Standard">
      <style:text-properties fo:color="#000000" fo:font-size="12pt" fo:font-weight="normal" style:font-size-asian="10.5pt" style:font-weight-asian="normal" style:font-size-complex="12pt" style:font-weight-complex="normal"/>
    </style:style>
    <style:style style:name="P59" style:family="paragraph" style:parent-style-name="Standard">
      <style:text-properties fo:color="#000000" fo:font-size="12pt" fo:font-style="italic" fo:font-weight="normal" style:font-size-asian="10.5pt" style:font-style-asian="italic" style:font-weight-asian="normal" style:font-size-complex="12pt" style:font-style-complex="italic" style:font-weight-complex="normal"/>
    </style:style>
    <style:style style:name="P60" style:family="paragraph" style:parent-style-name="Standard">
      <style:text-properties fo:color="#000000" fo:font-size="11pt" fo:font-weight="normal" style:font-size-asian="11pt" style:font-weight-asian="normal" style:font-size-complex="11pt" style:font-weight-complex="normal"/>
    </style:style>
    <style:style style:name="P61" style:family="paragraph" style:parent-style-name="Standard">
      <style:text-properties fo:color="#000000" fo:font-size="11pt" fo:font-style="normal" fo:font-weight="normal" style:font-size-asian="11pt" style:font-style-asian="normal" style:font-weight-asian="normal" style:font-size-complex="11pt" style:font-style-complex="normal" style:font-weight-complex="normal"/>
    </style:style>
    <style:style style:name="P62" style:family="paragraph" style:parent-style-name="Standard">
      <style:text-properties fo:font-size="12pt" fo:font-weight="normal" style:font-size-asian="10.5pt" style:font-weight-asian="normal" style:font-size-complex="12pt" style:font-weight-complex="normal"/>
    </style:style>
    <style:style style:name="P63"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64" style:family="paragraph" style:parent-style-name="Standard">
      <style:text-properties fo:font-weight="bold" style:font-weight-asian="bold" style:font-weight-complex="bold"/>
    </style:style>
    <style:style style:name="P65" style:family="paragraph" style:parent-style-name="Standard">
      <style:text-properties fo:color="#0000ff"/>
    </style:style>
    <style:style style:name="P66"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67"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68"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69"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70"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71"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72" style:family="paragraph" style:parent-style-name="Standard" style:list-style-name="L2">
      <style:paragraph-properties fo:text-align="justify" style:justify-single-word="false" style:writing-mode="lr-tb">
        <style:tab-stops/>
      </style:paragraph-properties>
      <style:text-properties fo:color="#000000"/>
    </style:style>
    <style:style style:name="P73" style:family="paragraph" style:parent-style-name="Standard">
      <style:paragraph-properties style:writing-mode="lr-tb"/>
      <style:text-properties fo:color="#000000" fo:font-size="10pt" style:font-size-asian="10pt" style:font-size-complex="10pt"/>
    </style:style>
    <style:style style:name="P74" style:family="paragraph" style:parent-style-name="Standard">
      <style:paragraph-properties style:writing-mode="lr-tb"/>
      <style:text-properties fo:font-size="10pt" style:font-size-asian="10pt" style:font-size-complex="10pt"/>
    </style:style>
    <style:style style:name="P75"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2pt" style:font-size-asian="10.5pt" style:font-size-complex="12pt"/>
    </style:style>
    <style:style style:name="P77" style:family="paragraph" style:parent-style-name="Table_20_Contents">
      <style:paragraph-properties fo:text-align="end" style:justify-single-word="false"/>
      <style:text-properties fo:font-size="12pt" style:font-size-asian="10.5pt" style:font-size-complex="12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size="10pt" fo:language="es" fo:country="ES" fo:font-style="italic" style:font-size-asian="10pt" style:font-style-asian="italic" style:font-size-complex="10pt" style:font-style-complex="italic"/>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fo:font-size="11pt" style:font-size-asian="11pt" style:font-size-complex="11pt"/>
    </style:style>
    <style:style style:name="T22" style:family="text">
      <style:text-properties style:font-name-complex="Courier New"/>
    </style:style>
    <style:style style:name="T23" style:family="text">
      <style:text-properties fo:font-weight="normal"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style>
    <style:style style:name="T26" style:family="text">
      <style:text-properties fo:font-size="12pt" fo:language="es" fo:country="ES" fo:font-style="italic" style:font-size-asian="12pt" style:language-asian="es" style:country-asian="ES" style:font-style-asian="italic" style:font-size-complex="12pt" style:font-style-complex="italic"/>
    </style:style>
    <style:style style:name="T27" style:family="text">
      <style:text-properties fo:font-size="12pt" fo:language="es" fo:country="ES" fo:font-style="italic" fo:font-weight="normal" style:font-size-asian="12pt" style:language-asian="es" style:country-asian="ES" style:font-style-asian="italic" style:font-size-complex="12pt" style:font-style-complex="italic"/>
    </style:style>
    <style:style style:name="T28" style:family="text">
      <style:text-properties style:text-position="sub 58%"/>
    </style:style>
    <style:style style:name="T29" style:family="text">
      <style:text-properties style:text-position="sub 58%" style:font-name="Times New Roman"/>
    </style:style>
    <style:style style:name="T30" style:family="text">
      <style:text-properties style:text-position="sub 58%" style:font-name="Times New Roman" fo:font-weight="normal" style:font-weight-asian="normal" style:font-weight-complex="normal"/>
    </style:style>
    <style:style style:name="T31" style:family="text">
      <style:text-properties fo:font-variant="normal" fo:text-transform="none" fo:color="#000000" fo:letter-spacing="normal" fo:language="es" fo:country="ES" fo:font-style="normal" fo:font-weight="normal" style:language-asian="es" style:country-asian="ES" style:font-weight-asian="normal" style:font-weight-complex="normal"/>
    </style:style>
    <style:style style:name="T32" style:family="text">
      <style:text-properties style:font-name="DejaVu Sans"/>
    </style:style>
    <style:style style:name="T33" style:family="text">
      <style:text-properties fo:color="#000000"/>
    </style:style>
    <style:style style:name="T34" style:family="text">
      <style:text-properties fo:color="#000000" fo:font-weight="normal" style:font-weight-asian="normal" style:font-weight-complex="normal"/>
    </style:style>
    <style:style style:name="T35" style:family="text">
      <style:text-properties fo:color="#000000" fo:font-weight="normal" style:font-size-asian="10.5pt"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29"><text:line-break/><text:line-break/></text:p>
      <text:p text:style-name="P7"/>
      <text:p text:style-name="P7"/>
      <text:p text:style-name="P27">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879677058" text:style-name="RTF_5f_Num_20_8">
        <text:list-item>
          <text:p text:style-name="P66">Los programas constarán de una <text:span text:style-name="T12">sección de declaraciones</text:span> y de una <text:span text:style-name="T12">sección de instrucciones</text:span>, separadas mediante el símbolo <text:span text:style-name="T3">&amp;</text:span></text:p>
        </text:list-item>
        <text:list-item>
          <text:p text:style-name="P66">La sección de declaraciones constará de una secuencia de una o más <text:span text:style-name="T12">declaraciones</text:span>, separadas entre sí por el símbolo <text:span text:style-name="T14">;</text:span><text:span text:style-name="T3"> </text:span></text:p>
        </text:list-item>
        <text:list-item>
          <text:p text:style-name="P66">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66">Es decir, aunque dos identificadores tengan las mismas letras, se consideran distintos si no coinciden en mayúsculas y minúsculas</text:p>
            </text:list-item>
          </text:list>
        </text:list-item>
        <text:list-item>
          <text:p text:style-name="P66">Cada declaración constará de una <text:span text:style-name="T12">variable</text:span>, seguida del símbolo <text:span text:style-name="T14">:</text:span> y a continuación el nombre de un <text:span text:style-name="T12">tipo</text:span></text:p>
          <text:list>
            <text:list-item>
              <text:p text:style-name="P66">Los identificadores de las variables comienzan necesariamente por una letra, seguida de cero o más letras y dígitos </text:p>
            </text:list-item>
            <text:list-item>
              <text:p text:style-name="P66">En la sección de declaraciones no podrá haber variables duplicadas</text:p>
            </text:list-item>
            <text:list-item>
              <text:p text:style-name="P66">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71"><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71"><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71"><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71"><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66">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66">Todos estos operadores son binarios infijos y no asocian </text:p>
                </text:list-item>
                <text:list-item>
                  <text:p text:style-name="P66">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66">El resultado de una comparación es un valor booleano (<text:span text:style-name="T15">true</text:span> cuando se cumple la comparación, <text:span text:style-name="T15">false</text:span> cuando no se cumple)</text:p>
                </text:list-item>
              </text:list>
            </text:list-item>
            <text:list-item>
              <text:p text:style-name="P66">El siguiente nivel de prioridad (nivel 1) es el de los operadores aritméticos <text:span text:style-name="T14">+</text:span> (suma) y <text:span text:style-name="T14">-</text:span> (resta), así como el del operador lógico <text:span text:style-name="T14">or</text:span></text:p>
              <text:list>
                <text:list-item>
                  <text:p text:style-name="P66">Todos ellos son operadores binarios infijos que asocian a izquierdas</text:p>
                </text:list-item>
                <text:list-item>
                  <text:p text:style-name="P66"><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66"><text:span text:style-name="T14">or</text:span><text:span text:style-name="T15"> </text:span>opera sobre valores booleanos. El resultado será el <text:span text:style-name="T12">o lógico</text:span> de los operandos</text:p>
                </text:list-item>
              </text:list>
            </text:list-item>
            <text:list-item>
              <text:p text:style-name="P66">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66">Todos ellos son operadores binarios infijos que asocian a izquierdas</text:p>
                </text:list-item>
                <text:list-item>
                  <text:p text:style-name="P66"><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66">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66">Por último, <text:span text:style-name="T14">and</text:span><text:span text:style-name="T15"> </text:span>opera únicamente sobre valores booleanos. El resultado será el <text:span text:style-name="T12">y lógico</text:span> de los operandos</text:p>
                </text:list-item>
              </text:list>
            </text:list-item>
            <text:list-item>
              <text:p text:style-name="P66">El siguiente nivel de prioridad (nivel 3) es el de los operadores de desplazamiento <text:span text:style-name="T14">&lt;&lt;</text:span><text:span text:style-name="T15"> y </text:span><text:span text:style-name="T14">&gt;&gt;</text:span></text:p>
              <text:list>
                <text:list-item>
                  <text:p text:style-name="P66">Ambos son operadores binarios infijos que asocian a derechas</text:p>
                </text:list-item>
                <text:list-item>
                  <text:p text:style-name="P66">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66">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66">Todos son operadores unarios prefijos, salvo el valor absoluto que sitúa al operando dentro de sus dos barras verticales </text:p>
                </text:list-item>
                <text:list-item>
                  <text:p text:style-name="P66">El operador <text:span text:style-name="T12">negación lógica </text:span><text:span text:style-name="T14">not</text:span> asocia, y opera sobre valores booleanos, siendo el resultado la negación lógica de su operando </text:p>
                </text:list-item>
                <text:list-item>
                  <text:p text:style-name="P66">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66">Los operadores de conversión no asocian. </text:p>
                </text:list-item>
                <text:list-item>
                  <text:p text:style-name="P66"><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66"><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66"><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66"><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66">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66">Como expresiones básicas, que podrán ser combinadas mediante los operadores anteriores, se consideran las siguientes:</text:p>
          <text:list>
            <text:list-item>
              <text:p text:style-name="P66">Literales <text:span text:style-name="T12">naturales</text:span>. Secuencias de uno o más dígitos, no admitiéndose ceros a la izquierda</text:p>
            </text:list-item>
            <text:list-item>
              <text:p text:style-name="P66">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66">Literales <text:span text:style-name="T12">booleanos</text:span>. Con valores <text:span text:style-name="T14">true</text:span> y <text:span text:style-name="T14">false</text:span></text:p>
            </text:list-item>
            <text:list-item>
              <text:p text:style-name="P66">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66">Variables, que han debido ser convenientemente declaradas en la sección de declaraciones</text:p>
            </text:list-item>
          </text:list>
        </text:list-item>
        <text:list-item>
          <text:p text:style-name="P66">En las expresiones es posible utilizar paréntesis para alterar la forma en la que se aplican los operadores sobre los operandos</text:p>
        </text:list-item>
        <text:list-item>
          <text:p text:style-name="P66">Una instrucción de asignación debe cumplir además estas condiciones: </text:p>
          <text:list>
            <text:list-item>
              <text:p text:style-name="P66">La variable en la parte izquierda debe haber sido declarada</text:p>
            </text:list-item>
            <text:list-item>
              <text:p text:style-name="P66">A una variable de tipo real es posible asignarle un valor real, entero o natural (produciéndose automáticamente la correspondiente conversión), <text:soft-page-break/>pero no un carácter</text:p>
            </text:list-item>
            <text:list-item>
              <text:p text:style-name="P66">A una variable de tipo entero es posible asignarle un valor entero o natural (produciéndose automáticamente la correspondiente conversión), pero no un valor real o un carácter</text:p>
            </text:list-item>
            <text:list-item>
              <text:p text:style-name="P66">A una variable de tipo natural únicamente es posible asignarle un valor natural</text:p>
            </text:list-item>
            <text:list-item>
              <text:p text:style-name="P66">A una variable de tipo carácter únicamente es posible asignarle un valor de tipo carácter</text:p>
            </text:list-item>
            <text:list-item>
              <text:p text:style-name="P66">A una variable de tipo booleano únicamente es posible asignarle un valor de tipo booleano</text:p>
            </text:list-item>
          </text:list>
        </text:list-item>
        <text:list-item>
          <text:p text:style-name="P66">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66">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66">El lenguaje admite <text:span text:style-name="T12">comentarios de línea</text:span>. Dichos comentarios comienzan con el símbolo <text:span text:style-name="T3">#</text:span> y se extienden hasta el fin de la línea</text:p>
        </text:list-item>
      </text:list>
      <text:p text:style-name="P30"/>
      <text:p text:style-name="P9">Ejemplo de programa en el lenguaje definido:</text:p>
      <text:p text:style-name="P28"/>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42"><text:bookmark-start text:name="DDE_LINK6"/>&amp; ::= &amp;</text:p>
      <text:p text:style-name="P42">id ::= [a-zA-Z][a-zA-Z0-9]*</text:p>
      <text:p text:style-name="P42">: ::= :</text:p>
      <text:p text:style-name="P42">tipo ::= boolean|character|natural|integer|float</text:p>
      <text:p text:style-name="P42">; ::= ;</text:p>
      <text:p text:style-name="P34">&lt; ::= &lt;</text:p>
      <text:p text:style-name="P42">&gt; ::= &gt;</text:p>
      <text:p text:style-name="P43">&lt;= ::= &lt;=</text:p>
      <text:p text:style-name="P43">&gt;= ::= &gt;=</text:p>
      <text:p text:style-name="P43">=<text:span text:style-name="T22"> ::=</text:span> <text:s/>=</text:p>
      <text:p text:style-name="P42">=/= ::= =/=</text:p>
      <text:p text:style-name="P43">+ ::= \+</text:p>
      <text:p text:style-name="P42">- ::= \-</text:p>
      <text:p text:style-name="P43">* ::= \*</text:p>
      <text:p text:style-name="P43"><text:s/><text:span text:style-name="T22">/ ::= /</text:span></text:p>
      <text:p text:style-name="P42"><text:soft-page-break/>% ::= %</text:p>
      <text:p text:style-name="P43">signo-menos ::= \-</text:p>
      <text:p text:style-name="P43">and ::= and</text:p>
      <text:p text:style-name="P42">or ::= or</text:p>
      <text:p text:style-name="P42">not ::= not</text:p>
      <text:p text:style-name="P42">&lt;&lt; ::= &lt;&lt;</text:p>
      <text:p text:style-name="P43">&gt;&gt; ::= &gt;&gt;</text:p>
      <text:p text:style-name="P43">(nat) ::= \(nat\)</text:p>
      <text:p text:style-name="P43">(int) ::= \(int\)</text:p>
      <text:p text:style-name="P43">(char) ::= \(char\)</text:p>
      <text:p text:style-name="P43">(float) ::= \(float\)</text:p>
      <text:p text:style-name="P43">litEnt ::= (-?[1-9][0-9]*|0)e?</text:p>
      <text:p text:style-name="P43">litNat ::= <text:bookmark-start text:name="DDE_LINK4"/><text:bookmark-start text:name="DDE_LINK3"/>([1-9][0-9]*|0)n?<text:bookmark-end text:name="DDE_LINK4"/><text:bookmark-end text:name="DDE_LINK3"/></text:p>
      <text:p text:style-name="P43">litFlo ::= <text:bookmark-start text:name="DDE_LINK7"/>-?([1-9][0-9]*|0)(<text:bookmark-end text:name="DDE_LINK7"/></text:p>
      <text:p text:style-name="P43"><text:tab/><text:tab/><text:tab/>\.0|</text:p>
      <text:p text:style-name="P43"><text:s text:c="15"/><text:tab/><text:tab/>\.([0-9]*[1-9])|</text:p>
      <text:p text:style-name="P43"><text:s text:c="15"/><text:tab/><text:tab/>\.([0-9]*[1-9])(e|E)-?[1-9][0-9]*|0|</text:p>
      <text:p text:style-name="P43"><text:s text:c="15"/><text:tab/><text:tab/>(e|E)-?[1-9][0-9]*|0</text:p>
      <text:p text:style-name="P43"><text:s text:c="12"/>)r?</text:p>
      <text:p text:style-name="P43">litBoo ::= true|false</text:p>
      <text:p text:style-name="P43">litCha ::= '[<text:span text:style-name="T22">a-zA-Z0-9</text:span>]'</text:p>
      <text:p text:style-name="P43">| ::= \|</text:p>
      <text:p text:style-name="P43">( ::= \(</text:p>
      <text:p text:style-name="P43">) ::= \)</text:p>
      <text:p text:style-name="P35">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7"> </text:span></text:p>
      <text:p text:style-name="P8">Enumeración de los operadores del lenguaje, especificando su aridad, su asociatividad y su prioridad.</text:p>
      <text:p text:style-name="P39">Operador<text:tab/>Aridad:</text:p>
      <text:p text:style-name="P41">Nivel 0 – menor prioridad</text:p>
      <text:p text:style-name="P39">&lt;<text:tab/>2</text:p>
      <text:p text:style-name="P39">&gt;<text:tab/>2</text:p>
      <text:p text:style-name="P39">&lt;=<text:tab/>2</text:p>
      <text:p text:style-name="P39">&gt;=<text:tab/>2</text:p>
      <text:p text:style-name="P39">=<text:tab/>2</text:p>
      <text:p text:style-name="P39">=/=<text:tab/>2</text:p>
      <text:p text:style-name="P41">Nivel 1</text:p>
      <text:p text:style-name="P39">+<text:tab/>2</text:p>
      <text:p text:style-name="P39">-<text:tab/>2</text:p>
      <text:p text:style-name="P39">or <text:tab/>2</text:p>
      <text:p text:style-name="P41">Nivel 2</text:p>
      <text:p text:style-name="P39">*<text:tab/>2</text:p>
      <text:p text:style-name="P39">/<text:tab/>2</text:p>
      <text:p text:style-name="P39">%<text:tab/>2</text:p>
      <text:p text:style-name="P39">and <text:tab/>2</text:p>
      <text:p text:style-name="P41">Nivel 3</text:p>
      <text:p text:style-name="P40">&gt;&gt;<text:tab/>2</text:p>
      <text:p text:style-name="P40">&lt;&lt;<text:tab/>2</text:p>
      <text:p text:style-name="P40">Nivel 4 – mayor prioridad</text:p>
      <text:p text:style-name="P39">not<text:tab/>1</text:p>
      <text:p text:style-name="P39">-<text:tab/>1</text:p>
      <text:p text:style-name="P39"><text:soft-page-break/>(float)<text:tab/>1</text:p>
      <text:p text:style-name="P39">(int)<text:tab/>1</text:p>
      <text:p text:style-name="P39">(nat)<text:tab/>1</text:p>
      <text:p text:style-name="P39">(char)<text:tab/>1</text:p>
      <text:p text:style-name="P33">|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37">Programa → Declaraciones &amp; Instrucciones</text:p>
      <text:p text:style-name="P37">Declaraciones → Declaración ; Declaraciones</text:p>
      <text:p text:style-name="P37">Declaraciones → Declaración</text:p>
      <text:p text:style-name="P37">Declaración → id : tipo</text:p>
      <text:p text:style-name="P37">Instrucciones → Instrucción ; Instrucciones</text:p>
      <text:p text:style-name="P37">Instrucciones → Instrucción</text:p>
      <text:p text:style-name="P37">Instrucción → InsLectura</text:p>
      <text:p text:style-name="P37">Instrucción → InsEscritura</text:p>
      <text:p text:style-name="P37">InsLectura → <text:s/>in(v)</text:p>
      <text:p text:style-name="P37">InsEscritura → out(Expresion)</text:p>
      <text:p text:style-name="P37">InsAsignación → id := Expresión</text:p>
      <text:p text:style-name="P37">Expresión → ExpresiónNiv1 OpNiv0 ExpresiónNiv1 </text:p>
      <text:p text:style-name="P37">Expresión → ExpresiónNiv1</text:p>
      <text:p text:style-name="P37">ExpresiónNiv1 → ExpresiónNiv1 OpNiv1 ExpresiónNiv2</text:p>
      <text:p text:style-name="P37">ExpresiónNiv1 → ExpresiónNiv2</text:p>
      <text:p text:style-name="P37">ExpresiónNiv2 → ExpresiónNiv2 OpNiv2 ExpresiónNiv3</text:p>
      <text:p text:style-name="P37">ExpresiónNiv2 → ExpresiónNiv3</text:p>
      <text:p text:style-name="P37">ExpresiónNiv3 → ExpresionNiv4 OpNiv3 ExpresiónNiv3</text:p>
      <text:p text:style-name="P37">ExpresiónNiv3 → ExpresiónNiv4</text:p>
      <text:p text:style-name="P37">ExpresiónNiv4 → OpNiv4 ExpresiónNiv4</text:p>
      <text:p text:style-name="P37">ExpresiónNiv4 → | Expresión |</text:p>
      <text:p text:style-name="P37">ExpresiónNiv4 → ( Expresión )</text:p>
      <text:p text:style-name="P37">ExpresiónNiv4 → Literal</text:p>
      <text:p text:style-name="P37">Literal → id</text:p>
      <text:p text:style-name="P37">Literal → litNat</text:p>
      <text:p text:style-name="P37">Literal → litFlo</text:p>
      <text:p text:style-name="P37">Literal → litEnt</text:p>
      <text:p text:style-name="P37">Literal → litBoo</text:p>
      <text:p text:style-name="P37">Literal → litCha</text:p>
      <text:p text:style-name="P37">OpNiv0 → &lt;</text:p>
      <text:p text:style-name="P37">OpNiv0 → &gt;<text:tab/></text:p>
      <text:p text:style-name="P37">OpNiv0 → &lt;=<text:tab/></text:p>
      <text:p text:style-name="P37">OpNiv0 → &gt;=</text:p>
      <text:p text:style-name="P37">OpNiv0 → =</text:p>
      <text:p text:style-name="P37">OpNiv0 → =/=</text:p>
      <text:p text:style-name="P37">OpNiv1 → +</text:p>
      <text:p text:style-name="P37">OpNiv1 → -</text:p>
      <text:p text:style-name="P37">OpNiv1 → or</text:p>
      <text:p text:style-name="P37">OpNiv2 → *</text:p>
      <text:p text:style-name="P37">OpNiv2 → /</text:p>
      <text:p text:style-name="P37">OpNiv2 → %</text:p>
      <text:p text:style-name="P37">OpNiv2 → and</text:p>
      <text:p text:style-name="P17">OpNiv3 → &gt;&gt;</text:p>
      <text:p text:style-name="P17">OpNiv3 → &lt;&lt;</text:p>
      <text:p text:style-name="P17">OpNiv4 → not</text:p>
      <text:p text:style-name="P17">OpNiv4 → -</text:p>
      <text:p text:style-name="P17">OpNiv4 → (float)</text:p>
      <text:p text:style-name="P17"><text:soft-page-break/>OpNiv4 → (int)</text:p>
      <text:p text:style-name="P17">OpNiv4 → (nat)</text:p>
      <text:p text:style-name="P37">OpNiv4 → (char)</text:p>
      <text:p text:style-name="P16"/>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22"/>
      <text:p text:style-name="P23">Nuestro lenguaje no está estructurado en bloques, por tanto no nos es necesario una gestión de ámbitos para controlar si en un determinado momento una variable está disponible o no, ya que todas las variables se declaran al inicio del programa y son accesibles en todas las líneas hasta el fin del programa. Por este motivo hemos utilizado una única tabla de símbolos.</text:p>
      <text:p text:style-name="P23"/>
      <text:p text:style-name="P23">La información que necesitamos almacenar es la siguiente:</text:p>
      <text:list xml:id="list1488457070" text:style-name="L1">
        <text:list-item>
          <text:p text:style-name="P56">El símbolo que identifica a la variable</text:p>
        </text:list-item>
        <text:list-item>
          <text:p text:style-name="P56">El tipo con el que se declara la variable.</text:p>
        </text:list-item>
      </text:list>
      <text:p text:style-name="P23"/>
      <text:p text:style-name="P23">Por ello hemos utilizado para su implementación un HashTable, donde la clave será el propio símbolo y el valor es un String que contendrá el nombre del tipo de la variable. </text:p>
      <text:p text:style-name="P22"/>
      <text:p text:style-name="P22"/>
      <table:table table:name="Tabla1" table:style-name="Tabla1">
        <table:table-column table:style-name="Tabla1.A"/>
        <table:table-column table:style-name="Tabla1.B"/>
        <table:table-header-rows>
          <table:table-row>
            <table:table-cell table:style-name="Tabla1.A1" table:number-columns-spanned="2" office:value-type="string">
              <text:p text:style-name="P52">Tabla de Símbolos</text:p>
            </table:table-cell>
            <table:covered-table-cell/>
          </table:table-row>
        </table:table-header-rows>
        <table:table-row>
          <table:table-cell table:style-name="Tabla1.A2" office:value-type="string">
            <text:p text:style-name="P53">“edad”</text:p>
          </table:table-cell>
          <table:table-cell table:style-name="Tabla1.B2" office:value-type="string">
            <text:p text:style-name="Table_20_Contents">entero</text:p>
          </table:table-cell>
        </table:table-row>
        <table:table-row>
          <table:table-cell table:style-name="Tabla1.A2" office:value-type="string">
            <text:p text:style-name="Table_20_Contents">“dni”</text:p>
          </table:table-cell>
          <table:table-cell table:style-name="Tabla1.B2" office:value-type="string">
            <text:p text:style-name="Table_20_Contents">entero</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45">Hashtable&lt;String, String&gt; creaTS()</text:p>
      <text:p text:style-name="P51">Devuelve una tabla de símbolos vacía</text:p>
      <text:p text:style-name="P49"/>
      <text:p text:style-name="P46">Hashtable&lt;String, String&gt; inserta(Hashtable&lt;String, String&gt; ts,</text:p>
      <text:p text:style-name="P46"><text:tab/>String id, String tipo)</text:p>
      <text:p text:style-name="P50">Devuelve <text:span text:style-name="T12">ts</text:span> después de de añadir la entrada con <text:span text:style-name="T12">id</text:span> y <text:span text:style-name="T26">tipo</text:span></text:p>
      <text:p text:style-name="P48"/>
      <text:p text:style-name="P46">public boolean existe(Hashtable&lt;String,String&gt; ts, String id)</text:p>
      <text:p text:style-name="P50"><text:span text:style-name="T25">Indica si existe una entrada en </text:span><text:span text:style-name="T27">ts</text:span><text:span text:style-name="T25"> con el </text:span><text:span text:style-name="T27">id</text:span><text:span text:style-name="T25"> especificado</text:span></text:p>
      <text:p text:style-name="P47"/>
      <text:p text:style-name="P46">public String getTipo(Hashtable&lt;String,String&gt; ts, String id)</text:p>
      <text:p text:style-name="P50">Devuelve el tipo del <text:span text:style-name="T26">id</text:span> indicado en <text:span text:style-name="T26">ts</text:span></text:p>
      <text:p text:style-name="P54"><text:soft-page-break/></text:p>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19">3.2.1 Funciones semánticas</text:span><text:span text:style-name="T2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19">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21">En la categoría Programa hay un único atributo sintetizado que es “ts” y que representa la tabla de símbolos del programa.</text:p>
      <text:p text:style-name="P21">En la categoría Declaraciones esta el atributo heredado “tipo” que indica el tipo con el que se declara la variable.</text:p>
      <text:p text:style-name="P21">En la categoría Declaraciones esta el atributo sintetizado “id” que nos indicará el id de la entrada de la tabla de símbolos</text:p>
      <text:p text:style-name="P7"/>
      <text:p text:style-name="Standard"><text:span text:style-name="T19">3.2.3 Gramática de atributos</text:span><text:span text:style-name="T10"> </text:span></text:p>
      <text:p text:style-name="P8">Gramática de atributos que formaliza la construcción de la tabla de símbolos.</text:p>
      <text:p text:style-name="P25"/>
      <text:p text:style-name="P26">Declaraciones ::= Declaracion ; Declaraciones</text:p>
      <text:p text:style-name="P25"><text:tab/>Declaraciones<text:span text:style-name="T28">o</text:span>.ts = <text:span text:style-name="T31">inserta</text:span>(Declaraciones<text:span text:style-name="T28">1</text:span>.ts, Declaracion.id)</text:p>
      <text:p text:style-name="P26">Declaraciones ::= Declaracion</text:p>
      <text:p text:style-name="P26"><text:tab/><text:span text:style-name="T23">Declaraciones = </text:span><text:span text:style-name="T31">inserta</text:span><text:span text:style-name="T23">(creaTS(), Declaracion.id, Declaracion.tipo)</text:span></text:p>
      <text:p text:style-name="P26">Declaracion ::= id : tipo</text:p>
      <text:p text:style-name="P24"><text:tab/>Declaracion.id = id.lex</text:p>
      <text:p text:style-name="P24"><text:tab/>Declaracion.tipo = tipo.tipo</text:p>
      <text:p text:style-name="P16"/>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21">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21"/>
      <text:p text:style-name="P21">Las restricciones que tienen que ver con la declaracion de las variables y las instrucciones son:</text:p>
      <text:p text:style-name="P21"><text:tab/>En la seccion de declaraciones no podrá haber variables duplicadas</text:p>
      <text:p text:style-name="P21"><text:tab/>En la instrucción de asignacion, el identificador debe haber sido declarado.</text:p>
      <text:p text:style-name="P21"><text:tab/>A una variable de tipo real es posible asignarle un valor real,entero o natural.</text:p>
      <text:p text:style-name="P21"><text:tab/>A una variable de tipo entero es posible asignarle un valor entero o real.</text:p>
      <text:p text:style-name="P21"><text:soft-page-break/><text:tab/>A una variable de tipo nat,char o bool solo les puedes asignarles valores del mismo tipo</text:p>
      <text:p text:style-name="P21"><text:tab/>En la instrucción de lectura el identificador debe haber sido definido antes.</text:p>
      <text:p text:style-name="P21"/>
      <text:p text:style-name="P21">Las restricciones contextuales de las de las expresiones son las siguientes:</text:p>
      <text:p text:style-name="P21"><text:tab/>Los operadores <text:span text:style-name="T23">&lt;, &gt;, &lt;=, &gt;=, =/=</text:span> son capaces de comparar entre si valores numericos(natural con natural, natural con entero, natural con real, entero con natural, entero con entero, entero con real, real con natural con entero, real con ral) caracteres y booleanos</text:p>
      <text:p text:style-name="P21"><text:tab/>Los operadores <text:span text:style-name="T24">+</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21"><text:tab/>El operador <text:span text:style-name="T3">or</text:span> opera unicamente sobre valores booleanos.</text:p>
      <text:p text:style-name="P21"><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21"><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21"><text:tab/>El operador <text:span text:style-name="T3">and</text:span> opera solo sobre valores booleanos.</text:p>
      <text:p text:style-name="P21"><text:tab/>Los operadores <text:span text:style-name="T3">&lt;&lt;</text:span> y <text:span text:style-name="T3">&gt;&gt;</text:span> operan unicamente sobre valores naturales.</text:p>
      <text:p text:style-name="P21"><text:tab/>El operador <text:span text:style-name="T3">not</text:span> opera solo sobre valores booleanos.</text:p>
      <text:p text:style-name="P21"><text:tab/>El operador <text:span text:style-name="T3">–</text:span> opera solo sobre valores numericos y el resultado es su operando cambiado de signo. Este resultado sera real si el tipo del operando es real, y entero en otro caso.</text:p>
      <text:p text:style-name="P21"><text:tab/>El operador <text:span text:style-name="T3">(float)</text:span> admite expresiones reales, enteras, de naturales y de caracteres. En todas el resultado es real.</text:p>
      <text:p text:style-name="P21"><text:tab/>El operador <text:span text:style-name="T3">(int)</text:span> admite expresiones reales, enteras, de naturales y de caracteres. En todas el resultado es entero.</text:p>
      <text:p text:style-name="P21"><text:tab/>El operador <text:span text:style-name="T3">(nat)</text:span> admite solo expresiones de naturales y de caracteres y en ambas el resultado es natural.</text:p>
      <text:p text:style-name="P21"><text:tab/>El operador <text:span text:style-name="T3">(char)</text:span> admite solo expresiones de naturales y de caracteres y en ambas el resultado es caracter</text:p>
      <text:p text:style-name="P21"><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20"><text:tab/><text:span text:style-name="T21">En la categoria Programa hay un unico atributo sintetizado que es “error”,sirve para encontrar los errores contextuales del programa</text:span></text:p>
      <text:p text:style-name="P21"><text:tab/>En la categoria Declaraciones esta el atributo sintetizado “error” que encuentra los errores en la seccion de las declaraciones.</text:p>
      <text:p text:style-name="P21"><text:tab/>En la categoria InstruccionAsig esta el atributo “lex” que proviene del analizador lexico y nos da el nombre del identificador.</text:p>
      <text:p text:style-name="P21"><text:soft-page-break/><text:tab/>En la categoria InstruccionAsig esta el atributo “tipo” que dice de que tipo es el identificador.</text:p>
      <text:p text:style-name="P21"><text:tab/>En la categoria Instrucciones esta el atributo sintetizdo “error “ que encuentra los errores dcie la seccion de instrucciones.</text:p>
      <text:p text:style-name="P21"><text:tab/>En la categoria Expresiones esta el atributo sintetizado “tipo” que <text:s/>se encarga que no haya errores de tipo.</text:p>
      <text:p text:style-name="P21"><text:tab/>En la categoria de las Operaciones esta el atributo sintetizado “op” que lo que hace es dar el nombre del operador en string.</text:p>
      <text:p text:style-name="P21"><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38">Programa ::= Declaraciones &amp; Instrucciones</text:p>
      <text:p text:style-name="P37"><text:tab/>Programa.error = Declaraciones.error v Instrucciones.error</text:p>
      <text:p text:style-name="P37"><text:tab/>Instrucciones.tsh = Declaraciones.ts</text:p>
      <text:p text:style-name="P38">Declaraciones ::= Declaración ; Declaraciones</text:p>
      <text:p text:style-name="P37"><text:tab/>Declaraciones<text:span text:style-name="T29">o</text:span>.error = existe(Declaraciones<text:span text:style-name="T29">o</text:span>.ts,Declaracion.id) v Declaraciones<text:span text:style-name="T29">1</text:span>.error</text:p>
      <text:p text:style-name="P38">Declaraciones ::= Declaración</text:p>
      <text:p text:style-name="P38"><text:tab/><text:span text:style-name="T23">Declaraciones.error = false</text:span></text:p>
      <text:p text:style-name="P38">Declaración ::= id : tipo</text:p>
      <text:p text:style-name="P38"><text:span text:style-name="T23"/></text:p>
      <text:p text:style-name="P38">Instrucciones ::= Instrucción ; Instrucciones</text:p>
      <text:p text:style-name="P38"><text:tab/><text:span text:style-name="T23">Instrucciones</text:span><text:span text:style-name="T30">o</text:span><text:span text:style-name="T23">.error = Instrucción.error v Instrucciones</text:span><text:span text:style-name="T30">1</text:span><text:span text:style-name="T23">.error</text:span></text:p>
      <text:p text:style-name="P38"><text:span text:style-name="T23"><text:tab/>Instrucciones</text:span><text:span text:style-name="T30">1</text:span><text:span text:style-name="T23">.tsh = Instruccion.tsh = instrucciónes</text:span><text:span text:style-name="T30">o</text:span><text:span text:style-name="T23">.tsh</text:span></text:p>
      <text:p text:style-name="P38">Instrucciones ::= Instrucción</text:p>
      <text:p text:style-name="P38"><text:tab/><text:span text:style-name="T23">Instrucciones.error = Instrucción.error</text:span></text:p>
      <text:p text:style-name="P36"><text:tab/>Instrucción.tsh = Instrucciones.tsh</text:p>
      <text:p text:style-name="P38">Instrucción ::= InsLectura</text:p>
      <text:p text:style-name="P38"><text:tab/><text:span text:style-name="T23">Instrucción.error = InsLectura.error</text:span></text:p>
      <text:p text:style-name="P36"><text:tab/>InsLectura.tsh = Instrucción.tsh</text:p>
      <text:p text:style-name="P38">Instrucción ::= InsEscritura</text:p>
      <text:p text:style-name="P38"><text:tab/><text:span text:style-name="T23">Instrucción.error = InsEscritura.error</text:span></text:p>
      <text:p text:style-name="P36"><text:tab/>InsEscritura.tsh = Instrucción.tsh</text:p>
      <text:p text:style-name="P38">Instrucción ::= InsAsignacion</text:p>
      <text:p text:style-name="P36"><text:tab/>Instrucción.error = InsAsignacion.error</text:p>
      <text:p text:style-name="P36"><text:tab/>InsAsignacion.tsh = Instrucción.tsh</text:p>
      <text:p text:style-name="P38">InsLectura ::= <text:s/>in(id)</text:p>
      <text:p text:style-name="P38"><text:tab/><text:span text:style-name="T23">InsLectura.error = existe(InsLectura.tsh,id.lex)</text:span></text:p>
      <text:p text:style-name="P36"><text:tab/>InsLectura.tsh = Instrucción.tsh</text:p>
      <text:p text:style-name="P38">InsEscritura ::= out(Expresion)</text:p>
      <text:p text:style-name="P38"><text:tab/><text:span text:style-name="T23">InsEscritura.error = (Expresion.tipo = tError)</text:span></text:p>
      <text:p text:style-name="P38">InsAsignación ::= id := Expresión</text:p>
      <text:p text:style-name="P38"><text:tab/><text:span text:style-name="T23">InsAsignacion.error = existe(InsAsignacion.tsh,id.lex) v (Expresion.tipo = Error) v</text:span></text:p>
      <text:p text:style-name="P36"><text:tab/><text:tab/><text:tab/> <text:s text:c="7"/>(id.tipo = Float <text:span text:style-name="T32">ᴧ</text:span> (Expresion.tipo = Char v Expresion.tipo = Bool)) <text:s/>v</text:p>
      <text:p text:style-name="P36"><text:tab/><text:tab/><text:tab/> <text:s text:c="7"/>(id.tipo = Int <text:span text:style-name="T32">ᴧ</text:span> (Expresion.tipo=Float v Expresion.tipo = Char v <text:s text:c="2"/><text:tab/><text:tab/><text:tab/><text:tab/><text:tab/><text:tab/><text:tab/> <text:s text:c="4"/>Expresion.tipo = Bool)) <text:s/>v</text:p>
      <text:p text:style-name="P36"><text:tab/><text:tab/><text:tab/> <text:s text:c="7"/>(id.tipo = Nat <text:span text:style-name="T32">ᴧ</text:span> Expresion.tipo =/= Nat) <text:s/>v</text:p>
      <text:p text:style-name="P36"><text:tab/><text:tab/><text:tab/> <text:s text:c="7"/>(id.tipo = Char <text:span text:style-name="T32">ᴧ</text:span> Expresion.tipo =/= Char) <text:s/>v</text:p>
      <text:p text:style-name="P36"><text:tab/><text:tab/><text:tab/> <text:s text:c="7"/>(id.tipo = Bool <text:span text:style-name="T32">ᴧ</text:span> Expresion.tipo =/= Bool)<text:tab/></text:p>
      <text:p text:style-name="P36"><text:tab/>Expresion.tsh = InsAsignacion.tsh<text:tab/><text:tab/></text:p>
      <text:p text:style-name="P36"/>
      <text:p text:style-name="P38">Expresión ::= ExpresiónNiv1 OpNiv0 ExpresiónNiv1 </text:p>
      <text:p text:style-name="P38"><text:tab/><text:span text:style-name="T23">Expresion.tipo = si (ExpresionNiv1</text:span><text:span text:style-name="T30">o</text:span><text:span text:style-name="T23">.tipo = Error v ExpresionNiv1</text:span><text:span text:style-name="T30">1</text:span><text:span text:style-name="T23">.tipo = Error) v</text:span></text:p>
      <text:p text:style-name="P36"><text:soft-page-break/><text:tab/><text:tab/> <text:tab/> <text:s text:c="5"/>(ExpresionNiv1<text:span text:style-name="T29">o</text:span>.tipo = Char ᴧ ExpresionNiv1<text:span text:style-name="T29">1</text:span>.tipo =/= Char) v</text:p>
      <text:p text:style-name="P36"><text:tab/><text:tab/><text:tab/> <text:s text:c="5"/>(ExpresionNiv1<text:span text:style-name="T29">o</text:span>.tipo =/= Char ᴧ ExpresionNiv1<text:span text:style-name="T29">1</text:span>.tipo = Char))</text:p>
      <text:p text:style-name="P36"><text:tab/><text:tab/><text:tab/> <text:s text:c="14"/>Error</text:p>
      <text:p text:style-name="P36"><text:tab/><text:tab/><text:tab/> <text:s/>sino <text:s text:c="3"/>Bool</text:p>
      <text:p text:style-name="P36"><text:tab/><text:tab/><text:tab/> <text:s/>finsi</text:p>
      <text:p text:style-name="P36"><text:tab/>ExpresionNiv1<text:span text:style-name="T29">1</text:span>.tsh = ExpresionNiv1<text:span text:style-name="T29">o</text:span>.tsh <text:s/>= Expresion.tsh</text:p>
      <text:p text:style-name="P38">Expresión ::= ExpresiónNiv1</text:p>
      <text:p text:style-name="P38"><text:tab/><text:span text:style-name="T23">Expresion.tipo = ExpresionNiv1.tipo</text:span></text:p>
      <text:p text:style-name="P36"><text:tab/>ExpresionNiv1.tsh = Expresion.tsh</text:p>
      <text:p text:style-name="P38">ExpresiónNiv1 ::= ExpresiónNiv1 OpNiv1 ExpresiónNiv2 </text:p>
      <text:p text:style-name="P36"/>
      <text:p text:style-name="P36">falta poner que no haya Int Bool pej</text:p>
      <text:p text:style-name="P38"><text:tab/><text:span text:style-name="T23">ExpresionNiv1</text:span><text:span text:style-name="T30">o</text:span><text:span text:style-name="T23">.tipo = </text:span></text:p>
      <text:p text:style-name="P36"><text:tab/><text:tab/>si (ExpresionNiv1<text:span text:style-name="T29">1</text:span>.tipo = tError v ExpresionNiv2.tipo = tError v</text:p>
      <text:p text:style-name="P36"><text:tab/><text:tab/> <text:s text:c="4"/>ExpresionNiv1<text:span text:style-name="T29">1</text:span>.tipo = Char v ExpresionNiv2.tipo = Char v</text:p>
      <text:p text:style-name="P36"><text:tab/><text:tab/> <text:s text:c="4"/>(ExpresionNiv1<text:span text:style-name="T29">1</text:span>.tipo = Bool ᴧ ExpresionNiv2.tipo =/= Bool v</text:p>
      <text:p text:style-name="P36"><text:tab/> <text:s text:c="18"/>(ExpresionNiv1<text:span text:style-name="T29">1</text:span>.tipo =/= Bool ᴧ ExpresionNiv2.tipo = Bool))</text:p>
      <text:p text:style-name="P36"><text:tab/><text:tab/><text:tab/>Error</text:p>
      <text:p text:style-name="P36"><text:tab/><text:tab/>sino case (OpNiv1.op)</text:p>
      <text:p text:style-name="P36"><text:tab/><text:tab/><text:tab/>suma,resta: </text:p>
      <text:p text:style-name="P36"><text:tab/><text:tab/><text:tab/> <text:s text:c="8"/>si (ExpresionNiv1<text:span text:style-name="T29">1</text:span>.tipo=Float v ExpresionNiv2.tipo = Float)</text:p>
      <text:p text:style-name="P36"><text:tab/><text:tab/><text:tab/><text:tab/>tReal</text:p>
      <text:p text:style-name="P36"><text:tab/><text:tab/><text:tab/> <text:s text:c="8"/>sino si (ExpresionNiv1<text:span text:style-name="T29">1</text:span>.tipo =Int v ExpresionNiv2.tipo = Int)</text:p>
      <text:p text:style-name="P36"><text:tab/><text:tab/><text:tab/><text:tab/> <text:s text:c="9"/>tInt</text:p>
      <text:p text:style-name="P36"><text:tab/><text:tab/><text:tab/><text:tab/> <text:s/>sino si (ExpresionNiv1<text:span text:style-name="T29">1</text:span>.tipo =Nat ᴧ ExpresionNiv2.tipo = Nat)</text:p>
      <text:p text:style-name="P36"><text:tab/><text:tab/><text:tab/><text:tab/> <text:s text:c="2"/><text:tab/> <text:s text:c="4"/>Nat</text:p>
      <text:p text:style-name="P36"><text:tab/><text:tab/><text:tab/><text:tab/> <text:s text:c="9"/>sino Error</text:p>
      <text:p text:style-name="P36"><text:tab/><text:tab/><text:tab/>o: <text:s/></text:p>
      <text:p text:style-name="P36"><text:tab/><text:tab/><text:tab/> <text:s text:c="8"/>si (ExpresionNiv1<text:span text:style-name="T29">1</text:span>.Bool ᴧ ExpresionNiv2.tipo = Bool)</text:p>
      <text:p text:style-name="P36"><text:tab/><text:tab/><text:tab/><text:tab/> <text:s text:c="3"/>Bool</text:p>
      <text:p text:style-name="P36"><text:tab/><text:tab/><text:tab/> <text:s text:c="8"/>sino Error</text:p>
      <text:p text:style-name="P36"><text:tab/>ExpresionNiv1<text:span text:style-name="T29">1</text:span>.tsh = ExpresionNiv2.tsh = ExpresionNiv1<text:span text:style-name="T29">o</text:span>.tsh</text:p>
      <text:p text:style-name="P38">ExpresiónNiv1 ::= ExpresiónNiv2</text:p>
      <text:p text:style-name="P38"><text:tab/><text:span text:style-name="T23">ExpresionNiv1.tipo = ExpresionNiv2.tipo</text:span></text:p>
      <text:p text:style-name="P36"><text:tab/>ExpresionNiv2.tsh = ExpresionNiv1.tsh</text:p>
      <text:p text:style-name="P38">ExpresiónNiv2 ::= ExpresiónNiv2 OpNiv2 ExpresiónNiv3</text:p>
      <text:p text:style-name="P38"><text:tab/><text:span text:style-name="T23">ExpresionNiv2</text:span><text:span text:style-name="T30">o</text:span><text:span text:style-name="T23">.tipo = </text:span></text:p>
      <text:p text:style-name="P36"><text:tab/><text:tab/>si (ExpresionNiv2<text:span text:style-name="T29">1</text:span>.tipo = Error v ExpresionNiv3.tipo = Error v</text:p>
      <text:p text:style-name="P36"><text:s text:c="33"/>ExpresionNiv2<text:span text:style-name="T29">1</text:span>.tipo = Char v ExpresionNiv3.tipo = Char v</text:p>
      <text:p text:style-name="P36"><text:tab/><text:tab/> <text:s text:c="3"/>(ExpresionNiv2<text:span text:style-name="T29">1</text:span>.tipo = Bool ᴧ ExpresionNiv3.tipo =/= Bool v</text:p>
      <text:p text:style-name="P36"><text:tab/><text:tab/> <text:s text:c="3"/>(ExpresionNiv2<text:span text:style-name="T29">1</text:span>.tipo =/= Bool ᴧ ExpresionNiv3.tipo = Bool))</text:p>
      <text:p text:style-name="P36"><text:tab/><text:tab/> <text:s text:c="9"/>Error</text:p>
      <text:p text:style-name="P36"><text:tab/><text:tab/>sino case (OpNiv2.op)</text:p>
      <text:p text:style-name="P36"><text:tab/><text:tab/><text:tab/>multiplica,divide: </text:p>
      <text:p text:style-name="P36"><text:tab/><text:tab/><text:tab/> <text:s text:c="8"/>si (ExpresionNiv2<text:span text:style-name="T29">1</text:span>.tipo=Float v ExpresionNiv3.tipo = Real)</text:p>
      <text:p text:style-name="P36"><text:tab/><text:tab/><text:tab/><text:tab/> <text:s text:c="3"/>tReal</text:p>
      <text:p text:style-name="P36"><text:tab/><text:tab/><text:tab/> <text:s text:c="8"/>sino si (ExpresionNiv2<text:span text:style-name="T29">1</text:span>.tipo =tInt v ExpresionNiv3.tipo = tInt)</text:p>
      <text:p text:style-name="P36"><text:tab/><text:tab/><text:tab/><text:tab/><text:tab/>tInt</text:p>
      <text:p text:style-name="P36"><text:tab/><text:tab/><text:tab/><text:tab/> <text:s text:c="2"/>sino si (ExpresionNiv2<text:span text:style-name="T29">1</text:span>.tipo =tNat ᴧ ExpresionNiv3.tipo = tNat)</text:p>
      <text:p text:style-name="P36"><text:tab/><text:tab/><text:tab/><text:tab/><text:tab/> <text:s text:c="5"/>tNat</text:p>
      <text:p text:style-name="P36"><text:tab/><text:tab/><text:tab/><text:tab/> <text:s text:c="10"/>sino tError</text:p>
      <text:p text:style-name="P36"><text:tab/><text:tab/><text:tab/>modulo:</text:p>
      <text:p text:style-name="P36"><text:tab/><text:tab/><text:tab/> <text:s text:c="8"/>si (ExpresionNiv3.tipo = tNat ᴧ</text:p>
      <text:p text:style-name="P36"><text:tab/><text:tab/><text:tab/><text:tab/>(ExpresionNiv2<text:span text:style-name="T29">1</text:span>.tipo=tNat v ExpresionNiv2<text:span text:style-name="T29">1</text:span>.tipo=tInt))<text:tab/></text:p>
      <text:p text:style-name="P36"><text:tab/><text:tab/><text:tab/><text:tab/> <text:s text:c="5"/>ExpresionNiv2<text:span text:style-name="T29">1</text:span>.tipo</text:p>
      <text:p text:style-name="P36"><text:tab/><text:tab/><text:tab/> <text:s text:c="8"/>sino <text:s text:c="3"/>tError</text:p>
      <text:p text:style-name="P36"><text:tab/><text:tab/><text:tab/>y: <text:s/></text:p>
      <text:p text:style-name="P36"><text:tab/><text:tab/><text:tab/> <text:s text:c="8"/>si (ExpresionNiv2<text:span text:style-name="T29">1</text:span>.tBool ᴧ ExpresionNiv3.tipo = tBool)</text:p>
      <text:p text:style-name="P36"><text:tab/><text:tab/><text:tab/><text:tab/> <text:s text:c="3"/>tBool</text:p>
      <text:p text:style-name="P36"><text:tab/><text:tab/><text:tab/> <text:s text:c="8"/>sino tError</text:p>
      <text:p text:style-name="P36"><text:soft-page-break/><text:tab/>ExpresionNiv2<text:span text:style-name="T29">1</text:span>.tsh = ExpresionNiv3.tsh = ExpresionNiv2<text:span text:style-name="T29">o</text:span>.tsh</text:p>
      <text:p text:style-name="P38">ExpresiónNiv2 ::= ExpresiónNiv3</text:p>
      <text:p text:style-name="P38"><text:tab/><text:span text:style-name="T23">ExpresionNiv2.tipo = ExpresionNiv3.tipo</text:span></text:p>
      <text:p text:style-name="P36"><text:tab/>ExpresionNiv3.tsh = ExpresionNiv2.tsh</text:p>
      <text:p text:style-name="P38">ExpresiónNiv3 ::= ExpresionNiv4 OpNiv3 ExpresiónNiv3</text:p>
      <text:p text:style-name="P38"><text:tab/><text:span text:style-name="T23">ExpresionNiv3</text:span><text:span text:style-name="T30">o</text:span><text:span text:style-name="T23">.tipo = </text:span></text:p>
      <text:p text:style-name="P36"><text:tab/><text:tab/>si (ExpresionNiv4.tipo = tError v ExpresionNiv3<text:span text:style-name="T29">1</text:span>.tipo = tError v</text:p>
      <text:p text:style-name="P36"><text:s text:c="33"/>ExpresionNiv4.tipo =/= tNat v ExpresionNiv3<text:span text:style-name="T29">1</text:span>.tipo =/= tNat)</text:p>
      <text:p text:style-name="P36"><text:tab/><text:tab/> <text:s text:c="6"/>tError</text:p>
      <text:p text:style-name="P36"><text:tab/><text:tab/>sino tNat</text:p>
      <text:p text:style-name="P36"><text:tab/>ExpresionNiv3<text:span text:style-name="T29">1</text:span>.tsh = ExpresionNiv4.tsh = ExpresionNiv3<text:span text:style-name="T29">o</text:span>.tsh</text:p>
      <text:p text:style-name="P38">ExpresiónNiv3 ::= ExpresiónNiv4</text:p>
      <text:p text:style-name="P38"><text:tab/><text:span text:style-name="T23">ExpresionNiv3.tipo =ExpresionNiv4.tipo</text:span></text:p>
      <text:p text:style-name="P36"><text:tab/>ExpresionNiv4.tsh = ExpresionNiv3.tsh</text:p>
      <text:p text:style-name="P38">ExpresiónNiv4 ::= OpNiv4 ExpresiónNiv4</text:p>
      <text:p text:style-name="P38"><text:tab/><text:span text:style-name="T23">ExpresionNiv4</text:span><text:span text:style-name="T30">o</text:span><text:span text:style-name="T23">.tipo = </text:span></text:p>
      <text:p text:style-name="P36"><text:tab/><text:tab/>si (ExpresionNiv4<text:span text:style-name="T29">1</text:span>.tipo = tError)</text:p>
      <text:p text:style-name="P36"><text:tab/><text:tab/> <text:s text:c="9"/>tError</text:p>
      <text:p text:style-name="P36"><text:tab/><text:tab/>sino case (OpNiv4.op)</text:p>
      <text:p text:style-name="P36"><text:tab/><text:tab/><text:tab/>no: </text:p>
      <text:p text:style-name="P36"><text:tab/><text:tab/><text:tab/> <text:s text:c="8"/>si (ExpresionNiv4<text:span text:style-name="T29">1</text:span>.tipo=tBool)</text:p>
      <text:p text:style-name="P36"><text:tab/><text:tab/><text:tab/><text:tab/> <text:s text:c="3"/>tBool</text:p>
      <text:p text:style-name="P36"><text:tab/><text:tab/><text:tab/> <text:s text:c="8"/>sino <text:s text:c="2"/>tError</text:p>
      <text:p text:style-name="P36"><text:tab/><text:tab/><text:tab/>menos:</text:p>
      <text:p text:style-name="P36"><text:tab/><text:tab/><text:tab/> <text:s text:c="8"/>si (ExpresionNiv4<text:span text:style-name="T29">1</text:span>.tipo=tReal)</text:p>
      <text:p text:style-name="P36"><text:tab/><text:tab/><text:tab/><text:tab/> <text:s text:c="3"/>tReal</text:p>
      <text:p text:style-name="P36"><text:tab/><text:tab/><text:tab/> <text:s text:c="8"/>sino si (ExpresionNiv4<text:span text:style-name="T29">1</text:span>.tipo=tInt v ExpresionNiv4<text:span text:style-name="T29">1</text:span>.tipo = tNat)</text:p>
      <text:p text:style-name="P36"><text:tab/><text:tab/><text:tab/><text:tab/><text:tab/>tInt</text:p>
      <text:p text:style-name="P36"><text:tab/><text:tab/><text:tab/><text:tab/> <text:s text:c="2"/>sino tError</text:p>
      <text:p text:style-name="P36"><text:tab/><text:tab/><text:tab/>cast-float:</text:p>
      <text:p text:style-name="P36"><text:tab/><text:tab/><text:tab/> <text:s text:c="8"/>si (ExpresionNiv4<text:span text:style-name="T29">1</text:span>.tipo=/=tBool)</text:p>
      <text:p text:style-name="P36"><text:tab/><text:tab/><text:tab/><text:tab/> <text:s text:c="3"/>tReal</text:p>
      <text:p text:style-name="P36"><text:tab/><text:tab/><text:tab/> <text:s text:c="8"/>sino tError</text:p>
      <text:p text:style-name="P36"><text:tab/><text:tab/><text:tab/>cast-int:</text:p>
      <text:p text:style-name="P36"><text:tab/><text:tab/><text:tab/> <text:s text:c="8"/>si (ExpresionNiv4<text:span text:style-name="T29">1</text:span>.tipo=/=tBool)</text:p>
      <text:p text:style-name="P36"><text:tab/><text:tab/><text:tab/><text:tab/> <text:s text:c="3"/>tReal</text:p>
      <text:p text:style-name="P36"><text:tab/><text:tab/><text:tab/> <text:s text:c="8"/>sino tError</text:p>
      <text:p text:style-name="P36"><text:tab/><text:tab/><text:tab/>cast-nat:</text:p>
      <text:p text:style-name="P36"><text:tab/><text:tab/> <text:s text:c="2"/><text:tab/> <text:s text:c="8"/>si (ExpresionNiv4<text:span text:style-name="T29">1</text:span>.tipo=tNat v ExpresionNiv4<text:span text:style-name="T29">1</text:span>.tipo=tChar)</text:p>
      <text:p text:style-name="P36"><text:tab/><text:tab/><text:tab/><text:tab/> <text:s text:c="2"/>tNat</text:p>
      <text:p text:style-name="P36"><text:tab/><text:tab/><text:tab/> <text:s text:c="8"/>sino tError</text:p>
      <text:p text:style-name="P36"><text:tab/><text:tab/><text:tab/>cast-char:</text:p>
      <text:p text:style-name="P36"><text:tab/><text:tab/><text:tab/> <text:s text:c="8"/>si (ExpresionNiv4<text:span text:style-name="T29">1</text:span>.tipo=tNat v ExpresionNiv4<text:span text:style-name="T29">1</text:span>.tipo=tChar)</text:p>
      <text:p text:style-name="P36"><text:tab/><text:tab/><text:tab/><text:tab/> <text:s text:c="2"/>tChar</text:p>
      <text:p text:style-name="P36"><text:tab/><text:tab/><text:tab/> <text:s text:c="8"/>sino tError</text:p>
      <text:p text:style-name="P36"><text:tab/>ExpresionNiv4<text:span text:style-name="T29">1</text:span>.tsh = ExpresionNiv4<text:span text:style-name="T29">o</text:span>.tsh</text:p>
      <text:p text:style-name="P38">ExpresiónNiv4 ::= | Expresión |</text:p>
      <text:p text:style-name="P38"><text:tab/><text:span text:style-name="T23">ExpresionNiv4.tipo = </text:span></text:p>
      <text:p text:style-name="P36"><text:tab/><text:tab/>si (Expresion.tipo = tError v Expresion.tipo=tBool v Expresion.tipo=tChar)</text:p>
      <text:p text:style-name="P36"><text:tab/><text:tab/> <text:s text:c="9"/>tError</text:p>
      <text:p text:style-name="P36"><text:tab/><text:tab/>sino si (Expresion.tipo = tReal)</text:p>
      <text:p text:style-name="P36"><text:tab/><text:tab/><text:tab/>tReal</text:p>
      <text:p text:style-name="P36"><text:tab/><text:tab/> <text:s text:c="7"/>sino si (Expresion.tipo = tNat v Expresion.tipo.tInt)</text:p>
      <text:p text:style-name="P36"><text:tab/><text:tab/><text:tab/> <text:s text:c="8"/>tNat</text:p>
      <text:p text:style-name="P36"><text:tab/><text:tab/><text:tab/> sino tError</text:p>
      <text:p text:style-name="P36"><text:tab/>Expresion.tsh = ExpresionNiv4.tsh</text:p>
      <text:p text:style-name="P38">ExpresiónNiv4 ::= ( Expresión )</text:p>
      <text:p text:style-name="P38"><text:tab/><text:span text:style-name="T23">ExpresionNiv4.tipo = Expresion.tipo</text:span></text:p>
      <text:p text:style-name="P36"><text:tab/>Expresion.tsh = ExpresionNiv4.tsh</text:p>
      <text:p text:style-name="P38">ExpresiónNiv4 ::= Literal</text:p>
      <text:p text:style-name="P38"><text:soft-page-break/><text:tab/><text:span text:style-name="T23">Expresion.tipo = Literal.tipo</text:span></text:p>
      <text:p text:style-name="P38">Literal ::= id</text:p>
      <text:p text:style-name="P38"><text:tab/><text:span text:style-name="T23">Literal.tipo = (operación de la TS</text:span></text:p>
      <text:p text:style-name="P38">Literal ::= litNat</text:p>
      <text:p text:style-name="P38"><text:tab/><text:span text:style-name="T23">Literal.tipo = tNat</text:span></text:p>
      <text:p text:style-name="P38">Literal ::= litFlo</text:p>
      <text:p text:style-name="P38"><text:tab/><text:span text:style-name="T23">Literal.tipo = tReal</text:span></text:p>
      <text:p text:style-name="P38">Literal ::= litEnt</text:p>
      <text:p text:style-name="P38"><text:tab/><text:span text:style-name="T23">Literal.tipo = tEnt</text:span></text:p>
      <text:p text:style-name="P38">Literal ::= litBoo</text:p>
      <text:p text:style-name="P38"><text:tab/><text:span text:style-name="T23">Literal.tipo = tBool<text:tab/></text:span></text:p>
      <text:p text:style-name="P38">Literal ::= litCha</text:p>
      <text:p text:style-name="P38"><text:tab/><text:span text:style-name="T23">Literal.tipo = tChar</text:span></text:p>
      <text:p text:style-name="P38">OpNiv0 ::= &lt;</text:p>
      <text:p text:style-name="P38"><text:tab/><text:span text:style-name="T23">OpNiv0.op = menor</text:span></text:p>
      <text:p text:style-name="P38">OpNiv0 ::= &gt;<text:tab/></text:p>
      <text:p text:style-name="P38"><text:tab/><text:span text:style-name="T23">OpNiv0.op = mayor</text:span></text:p>
      <text:p text:style-name="P38">OpNiv0 ::= &lt;=</text:p>
      <text:p text:style-name="P38"><text:tab/><text:span text:style-name="T23">OpNiv0.op = menor-ig<text:tab/></text:span></text:p>
      <text:p text:style-name="P38">OpNiv0 ::= &gt;=</text:p>
      <text:p text:style-name="P38"><text:tab/><text:span text:style-name="T23">OpNiv0.op = mayor-ig</text:span></text:p>
      <text:p text:style-name="P38">OpNiv0 ::= =</text:p>
      <text:p text:style-name="P38"><text:tab/><text:span text:style-name="T23">OpNiv0.op = igual</text:span></text:p>
      <text:p text:style-name="P38">OpNiv0 ::= =/=</text:p>
      <text:p text:style-name="P38"><text:tab/><text:span text:style-name="T23">OpNiv0.op = no-igual</text:span></text:p>
      <text:p text:style-name="P38">OpNiv1 ::= +</text:p>
      <text:p text:style-name="P38"><text:tab/><text:span text:style-name="T23">OpNiv1.op = suma</text:span></text:p>
      <text:p text:style-name="P38">OpNiv1 ::= -</text:p>
      <text:p text:style-name="P38"><text:tab/><text:span text:style-name="T23">OpNiv1.op = resta</text:span></text:p>
      <text:p text:style-name="P38">OpNiv1 ::= or</text:p>
      <text:p text:style-name="P38"><text:tab/><text:span text:style-name="T23">OpNiv1.op = o</text:span></text:p>
      <text:p text:style-name="P38">OpNiv2 ::= *</text:p>
      <text:p text:style-name="P38"><text:tab/><text:span text:style-name="T23">OpNiv2.op = multiplica</text:span></text:p>
      <text:p text:style-name="P38">OpNiv2 ::= /</text:p>
      <text:p text:style-name="P38"><text:tab/><text:span text:style-name="T23">OpNiv2.op = divide</text:span></text:p>
      <text:p text:style-name="P38">OpNiv2 ::= %</text:p>
      <text:p text:style-name="P38"><text:tab/><text:span text:style-name="T23">OpNiv2.op = modulo</text:span></text:p>
      <text:p text:style-name="P38">OpNiv2 ::= and</text:p>
      <text:p text:style-name="P38"><text:tab/><text:span text:style-name="T23">OpNiv2.op = y</text:span></text:p>
      <text:p text:style-name="P16">OpNiv3 ::= &gt;&gt;</text:p>
      <text:p text:style-name="P16"><text:tab/><text:span text:style-name="T23">OpNiv3.op = shl</text:span></text:p>
      <text:p text:style-name="P16">OpNiv3 ::= &lt;&lt;</text:p>
      <text:p text:style-name="P16"><text:tab/><text:span text:style-name="T23">OpNiv3.op = shr</text:span></text:p>
      <text:p text:style-name="P16">OpNiv4 ::= not</text:p>
      <text:p text:style-name="P16"><text:tab/><text:span text:style-name="T23">OpNiv4.op = no</text:span></text:p>
      <text:p text:style-name="P16">OpNiv4 ::= -</text:p>
      <text:p text:style-name="P16"><text:tab/><text:span text:style-name="T23">OpNiv4.op = menos</text:span></text:p>
      <text:p text:style-name="P16">OpNiv4 ::= (float)</text:p>
      <text:p text:style-name="P16"><text:tab/><text:span text:style-name="T23">OpNiv4.op = cast-float</text:span></text:p>
      <text:p text:style-name="P16">OpNiv4 ::= (int)</text:p>
      <text:p text:style-name="P16"><text:tab/><text:span text:style-name="T23">OpNiv4.op = cast-int</text:span></text:p>
      <text:p text:style-name="P16">OpNiv4 ::= (nat)</text:p>
      <text:p text:style-name="P16"><text:tab/><text:span text:style-name="T23">OpNiv4.op = cast-nat</text:span></text:p>
      <text:p text:style-name="P16">OpNiv4 ::= (char)</text:p>
      <text:p text:style-name="P16"><text:tab/><text:span text:style-name="T23">OpNiv4.op = cast-char</text:span></text:p>
      <text:p text:style-name="P7"/>
      <text:p text:style-name="P12">5. Especificación de la traducción</text:p>
      <text:p text:style-name="P7"/>
      <text:p text:style-name="Standard"><text:span text:style-name="T3">5.1. Lenguaje objeto y máquina virtual</text:span><text:span text:style-name="T10"> </text:span></text:p>
      <text:p text:style-name="P8"><text:soft-page-break/>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60">El lenguaje objeto es un sencillo lenguaje de pila, es decir, las instrucciones apilan o desapilan datos (según indique su semántica) en una pila teóricamente infinita, teniendo como apoyo una memoria de acceso aleatorio donde almacenar las variables.</text:p>
      <text:p text:style-name="P60">El lenguaje tiene los mismos tipos que el lenguaje fuente:</text:p>
      <text:p text:style-name="P60"><text:tab/>· Bool puede ser “true” o “false”. Su código único es el 1</text:p>
      <text:p text:style-name="P60"><text:tab/>· Char es un dato que ocupa dos bytes que representa caracteres en formato UTF-8. Su código único es el 2.</text:p>
      <text:p text:style-name="P60"><text:tab/>· Entero es un número entero en C2 de 32 bits. Su código único es el 3.</text:p>
      <text:p text:style-name="P60"><text:tab/>· Natural es un número natural de 31 bits. Su código único es el 4.</text:p>
      <text:p text:style-name="P63"><text:span text:style-name="T34"><text:tab/>· Real es un número real en IEEE 754</text:span><text:span text:style-name="T33"> </text:span><text:span text:style-name="T34">de 32 bits. </text:span><text:span text:style-name="T34">Su código único es el 5.</text:span></text:p>
      <text:p text:style-name="P61">El código P se guarda en un fichero binario en el cual las instrucciones se almacenan una tras otra usando el siguiente algoritmo:</text:p>
      <text:p text:style-name="P61"><text:tab/>mientras(quedan instrucciones)</text:p>
      <text:p text:style-name="P61"><text:tab/><text:tab/>instrucción = instrucción siguiente</text:p>
      <text:p text:style-name="P61"><text:tab/><text:tab/>guardar(instrucción.dameTipo().dameCodigoUnico())</text:p>
      <text:p text:style-name="P61"><text:tab/><text:tab/>si(instruccion.tieneArgumento())</text:p>
      <text:p text:style-name="P61"><text:tab/><text:tab/><text:tab/>guardar(instruccion.dameArgumento().dameTipo().dameCodigoUnico())</text:p>
      <text:p text:style-name="P61"><text:tab/><text:tab/><text:tab/>guardar(instruccion.dameArgumento().dameValor)</text:p>
      <text:p text:style-name="P61"/>
      <text:p text:style-name="P61">Los códigos de las instrucciones se muestran en el punto 5.1.3.1, mientras que los códigos de los tipos se han especificado con anterioridad. El código de las instrucciones, el código único de los tipos de dato y los valores booleanos ocupan 1 byte. El valor de los caracteres ocupa 2 bytes, y el de los naturales, enteros y floats 4 bytes.</text:p>
      <text:p text:style-name="P61">Las celdas de datos de la máquina P pueden almacenar cualquier dato, independientemente de la longitud que haga falta para representarlo.</text:p>
      <text:p text:style-name="P7"/>
      <text:p text:style-name="P7">5.1.2. <text:s/>Comportamiento interno</text:p>
      <text:p text:style-name="P60">La máquina P que se adjunta, implementada en Java, consiste en:</text:p>
      <text:p text:style-name="P60"><text:tab/>· Una pila teóricamente infinita (su tamaño máximo real depende del sistema en el cual se ejecute) capaz de guardar datos.</text:p>
      <text:p text:style-name="P60"><text:tab/>· Una lista teóricamente infinita que representa el programa a ejecutarse.</text:p>
      <text:p text:style-name="P60"><text:tab/>· Una memoria de tamaño configurable donde se guardan los valores de las variables.</text:p>
      <text:p text:style-name="P60"><text:tab/>· Un booleano “parar” que indica si la máquina debe o no leer la siguiente instrucción. Cuando valga cierto la máquina dejará de ejecutar el programa.</text:p>
      <text:p text:style-name="P60"><text:tab/>· Un entero “cp” cuya función es servir de índice dentro del programa, señalando la instrucción que se está ejecutando en cada momento.</text:p>
      <text:p text:style-name="P60"/>
      <text:p text:style-name="P60">El funcionamiento de la máquina P es:</text:p>
      <text:p text:style-name="P60"><text:tab/>cp ← 0</text:p>
      <text:p text:style-name="P60"><text:tab/>mientras(no parar)</text:p>
      <text:p text:style-name="P60"><text:tab/><text:tab/>instrucción = programa[cp]</text:p>
      <text:p text:style-name="P60"><text:tab/><text:tab/>ejecutar(instruccion)</text:p>
      <text:p text:style-name="P60"><text:tab/><text:tab/>cp++</text:p>
      <text:p text:style-name="P60"/>
      <text:p text:style-name="P60">Esto se repite un número indeterminado de veces, parando cuando ejecute una instrucción <text:soft-page-break/>“parar” o cuando se produzca un fallo en ejecucución (como podría ser una división por cero o encontrar tipos de valores incompatibles al realizar una operación).</text:p>
      <text:p text:style-name="P58"/>
      <text:p text:style-name="P7">5.1.3. <text:s/>Repertorio de instrucciones</text:p>
      <text:p text:style-name="P58">La tabla siguiente muestra las instrucciones de este lenguaje.</text:p>
      <text:p text:style-name="P58"><text:tab/>· La columna “Código” indica el valor que tiene internamente la instrucción.</text:p>
      <text:p text:style-name="P58"><text:tab/>· Cada celda de la columna “Args” puede ser 0 (es decir, no tiene argumentos) o “&lt;tipo del argumento&gt; &lt;nombre del argumento&gt;”, el nombre del argumento puede ser usado en las dos siguientes celdas.</text:p>
      <text:p text:style-name="P58"><text:tab/>· La columna “Interacción con la pila” sigue la siguiente sintaxis:</text:p>
      <text:p text:style-name="P58"><text:tab/><text:tab/>· Lo que se encuentre a la izquierda de → es el estado anterior de la pila y lo de la derecha el estado posterior (tras aplicar la instrucción).</text:p>
      <text:p text:style-name="P58"><text:tab/><text:tab/>· Las “,” separan los elementos de la pila.</text:p>
      <text:p text:style-name="P58"><text:tab/><text:tab/>· Los tres puntos (“…”) significan “el resto de la pila”.</text:p>
      <text:p text:style-name="P58"><text:tab/><text:tab/>· La estructura “&lt;tipo&gt; &lt;nombre&gt;” especifica un valor en la pila.</text:p>
      <text:p text:style-name="P58"><text:tab/>· Los tipos pueden ser o bien los definidos en el lenguaje (Nat, Bool, Int, etc) o bien otra palabra en mayúsculas (por ejemplo “T”), en cuyo caso se tratará de un tipo genérico, pero todas las apariciones de esa palabra corresponderán al mismo tipo.</text:p>
      <text:p text:style-name="P62"><text:span text:style-name="T33"><text:line-break/>Por ejemplo: “…, T v1, T v2 → </text:span><text:bookmark-start text:name="DDE_LINK311"/><text:span text:style-name="T33">…, </text:span><text:bookmark-end text:name="DDE_LINK311"/><text:span text:style-name="T33">Bool res” indica que la instrucción desapila 2 variables y apila una variable booleana. Además v1 y v2 deben tener el mismo tipo.</text:span></text:p>
      <text:p text:style-name="P5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6">Código</text:p>
          </table:table-cell>
          <table:table-cell table:style-name="Table1.A1" office:value-type="string">
            <text:p text:style-name="P76">Nombre mnemotécnico</text:p>
          </table:table-cell>
          <table:table-cell table:style-name="Table1.A1" office:value-type="string">
            <text:p text:style-name="P76">Args</text:p>
          </table:table-cell>
          <table:table-cell table:style-name="Table1.A1" office:value-type="string">
            <text:p text:style-name="P76">Interacción con la pila</text:p>
          </table:table-cell>
          <table:table-cell table:style-name="Table1.E1" office:value-type="string">
            <text:p text:style-name="P76">Descripción</text:p>
          </table:table-cell>
        </table:table-row>
        <table:table-row>
          <table:table-cell table:style-name="Table1.A2" office:value-type="float" office:value="0">
            <text:p text:style-name="P77">0</text:p>
          </table:table-cell>
          <table:table-cell table:style-name="Table1.B2" office:value-type="string">
            <text:p text:style-name="P76">Parar</text:p>
          </table:table-cell>
          <table:table-cell table:style-name="Table1.A2" office:value-type="float" office:value="0">
            <text:p text:style-name="P76">0</text:p>
          </table:table-cell>
          <table:table-cell table:style-name="Table1.B2" office:value-type="string">
            <text:p text:style-name="P76">… → …</text:p>
          </table:table-cell>
          <table:table-cell table:style-name="Table1.E2" office:value-type="string">
            <text:p text:style-name="P76">Detiene la ejecución.</text:p>
          </table:table-cell>
        </table:table-row>
        <table:table-row>
          <table:table-cell table:style-name="Table1.A2" office:value-type="float" office:value="1">
            <text:p text:style-name="P77">1</text:p>
          </table:table-cell>
          <table:table-cell table:style-name="Table1.B2" office:value-type="string">
            <text:p text:style-name="P76">Apila</text:p>
          </table:table-cell>
          <table:table-cell table:style-name="Table1.B2" office:value-type="string">
            <text:p text:style-name="P76">T dato</text:p>
          </table:table-cell>
          <table:table-cell table:style-name="Table1.B2" office:value-type="string">
            <text:p text:style-name="P76">… → …, T dato </text:p>
          </table:table-cell>
          <table:table-cell table:style-name="Table1.E2" office:value-type="string">
            <text:p text:style-name="P76">Apila en la pila el dato pasado como argumento.</text:p>
          </table:table-cell>
        </table:table-row>
        <table:table-row>
          <table:table-cell table:style-name="Table1.A2" office:value-type="float" office:value="2">
            <text:p text:style-name="P77">2</text:p>
          </table:table-cell>
          <table:table-cell table:style-name="Table1.B2" office:value-type="string">
            <text:p text:style-name="P76">Apila-dir</text:p>
          </table:table-cell>
          <table:table-cell table:style-name="Table1.B2" office:value-type="string">
            <text:p text:style-name="P76">Nat dir</text:p>
          </table:table-cell>
          <table:table-cell table:style-name="Table1.B2" office:value-type="string">
            <text:p text:style-name="P76">... → …, T M[dir]</text:p>
          </table:table-cell>
          <table:table-cell table:style-name="Table1.E2" office:value-type="string">
            <text:p text:style-name="P76">Apila en la pila el contenido de la posición de memoria pasada como argumento.</text:p>
          </table:table-cell>
        </table:table-row>
        <table:table-row>
          <table:table-cell table:style-name="Table1.A2" office:value-type="float" office:value="3">
            <text:p text:style-name="P77">3</text:p>
          </table:table-cell>
          <table:table-cell table:style-name="Table1.B2" office:value-type="string">
            <text:p text:style-name="P76">Desapilar</text:p>
          </table:table-cell>
          <table:table-cell table:style-name="Table1.A2" office:value-type="float" office:value="0">
            <text:p text:style-name="P76">0</text:p>
          </table:table-cell>
          <table:table-cell table:style-name="Table1.B2" office:value-type="string">
            <text:p text:style-name="P76">…, T valor → …</text:p>
          </table:table-cell>
          <table:table-cell table:style-name="Table1.E2" office:value-type="string">
            <text:p text:style-name="P76">Desapila el primer dato de la pila.</text:p>
          </table:table-cell>
        </table:table-row>
        <table:table-row>
          <table:table-cell table:style-name="Table1.A2" office:value-type="float" office:value="4">
            <text:p text:style-name="P77">4</text:p>
          </table:table-cell>
          <table:table-cell table:style-name="Table1.B2" office:value-type="string">
            <text:p text:style-name="P76">Desapilar-dir</text:p>
          </table:table-cell>
          <table:table-cell table:style-name="Table1.B2" office:value-type="string">
            <text:p text:style-name="P76">Nat dir</text:p>
          </table:table-cell>
          <table:table-cell table:style-name="Table1.B2" office:value-type="string">
            <text:p text:style-name="P76">…, T valor → …</text:p>
          </table:table-cell>
          <table:table-cell table:style-name="Table1.E2" office:value-type="string">
            <text:p text:style-name="P76">Desapila el primer dato de la pila y lo almacena en la posición de memoria pasada como parámetro.</text:p>
          </table:table-cell>
        </table:table-row>
        <table:table-row>
          <table:table-cell table:style-name="Table1.A2" office:value-type="float" office:value="5">
            <text:p text:style-name="P77">5</text:p>
          </table:table-cell>
          <table:table-cell table:style-name="Table1.B2" office:value-type="string">
            <text:p text:style-name="P76">Menor</text:p>
          </table:table-cell>
          <table:table-cell table:style-name="Table1.A2" office:value-type="float" office:value="0">
            <text:p text:style-name="P76"><text:bookmark-start text:name="DDE_LINK"/>0<text:bookmark-end text:name="DDE_LINK"/></text:p>
          </table:table-cell>
          <table:table-cell table:style-name="Table1.B2" office:value-type="string">
            <text:p text:style-name="P76"><text:bookmark-start text:name="DDE_LINK1"/>…, T v1, T v2 → <text:bookmark-start text:name="DDE_LINK31"/>…, <text:bookmark-end text:name="DDE_LINK31"/>Bool res<text:bookmark-end text:name="DDE_LINK1"/></text:p>
          </table:table-cell>
          <table:table-cell table:style-name="Table1.E2" office:value-type="string">
            <text:p text:style-name="P76">res = t1 &lt; t2</text:p>
          </table:table-cell>
        </table:table-row>
        <table:table-row>
          <table:table-cell table:style-name="Table1.A2" office:value-type="float" office:value="6">
            <text:p text:style-name="P77">6</text:p>
          </table:table-cell>
          <table:table-cell table:style-name="Table1.B2" office:value-type="string">
            <text:p text:style-name="P76">Mayor</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gt; t2</text:p>
          </table:table-cell>
        </table:table-row>
        <table:table-row>
          <table:table-cell table:style-name="Table1.A2" office:value-type="float" office:value="7">
            <text:p text:style-name="P77">7</text:p>
          </table:table-cell>
          <table:table-cell table:style-name="Table1.B2" office:value-type="string">
            <text:p text:style-name="P76">MenorIg</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lt;= t2</text:p>
          </table:table-cell>
        </table:table-row>
        <table:table-row>
          <table:table-cell table:style-name="Table1.A2" office:value-type="float" office:value="8">
            <text:p text:style-name="P77">8</text:p>
          </table:table-cell>
          <table:table-cell table:style-name="Table1.B2" office:value-type="string">
            <text:p text:style-name="P76">MayorIg</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gt;= t2</text:p>
          </table:table-cell>
        </table:table-row>
        <table:table-row>
          <table:table-cell table:style-name="Table1.A2" office:value-type="float" office:value="9">
            <text:p text:style-name="P77">9</text:p>
          </table:table-cell>
          <table:table-cell table:style-name="Table1.B2" office:value-type="string">
            <text:p text:style-name="P76">Igual</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 t2</text:p>
          </table:table-cell>
        </table:table-row>
        <text:soft-page-break/>
        <table:table-row>
          <table:table-cell table:style-name="Table1.A2" office:value-type="float" office:value="10">
            <text:p text:style-name="P77">10</text:p>
          </table:table-cell>
          <table:table-cell table:style-name="Table1.B2" office:value-type="string">
            <text:p text:style-name="P76">No-Igual</text:p>
          </table:table-cell>
          <table:table-cell table:style-name="Table1.A2" office:value-type="float" office:value="0">
            <text:p text:style-name="P76">0</text:p>
          </table:table-cell>
          <table:table-cell table:style-name="Table1.B2" office:value-type="string">
            <text:p text:style-name="P76">…, T v1, T v2 → …, Bool res</text:p>
          </table:table-cell>
          <table:table-cell table:style-name="Table1.E2" office:value-type="string">
            <text:p text:style-name="P76">res = t1 != t2</text:p>
          </table:table-cell>
        </table:table-row>
        <table:table-row>
          <table:table-cell table:style-name="Table1.A2" office:value-type="float" office:value="11">
            <text:p text:style-name="P77">11</text:p>
          </table:table-cell>
          <table:table-cell table:style-name="Table1.B2" office:value-type="string">
            <text:p text:style-name="P76">Sumar</text:p>
          </table:table-cell>
          <table:table-cell table:style-name="Table1.A2" office:value-type="float" office:value="0">
            <text:p text:style-name="P76">0</text:p>
          </table:table-cell>
          <table:table-cell table:style-name="Table1.B2" office:value-type="string">
            <text:p text:style-name="P76">…, T v1, T v2 → …, T res</text:p>
          </table:table-cell>
          <table:table-cell table:style-name="Table1.E2" office:value-type="string">
            <text:p text:style-name="P76">res = v1 + v2<text:bookmark-start text:name="DDE_LINK41"/>. T tiene que ser un tipo numérico.<text:bookmark-end text:name="DDE_LINK41"/></text:p>
          </table:table-cell>
        </table:table-row>
        <table:table-row>
          <table:table-cell table:style-name="Table1.A2" office:value-type="float" office:value="12">
            <text:p text:style-name="P77">12</text:p>
          </table:table-cell>
          <table:table-cell table:style-name="Table1.B2" office:value-type="string">
            <text:p text:style-name="P76">Restar</text:p>
          </table:table-cell>
          <table:table-cell table:style-name="Table1.A2" office:value-type="float" office:value="0">
            <text:p text:style-name="P76">0</text:p>
          </table:table-cell>
          <table:table-cell table:style-name="Table1.B2" office:value-type="string">
            <text:p text:style-name="P76"><text:bookmark-start text:name="DDE_LINK2"/>…, T v1, T v2 → …, T res<text:bookmark-end text:name="DDE_LINK2"/></text:p>
          </table:table-cell>
          <table:table-cell table:style-name="Table1.E2" office:value-type="string">
            <text:p text:style-name="P76">res = v1 - v2. T tiene que ser un tipo numérico.</text:p>
          </table:table-cell>
        </table:table-row>
        <table:table-row>
          <table:table-cell table:style-name="Table1.A2" office:value-type="float" office:value="13">
            <text:p text:style-name="P77">13</text:p>
          </table:table-cell>
          <table:table-cell table:style-name="Table1.B2" office:value-type="string">
            <text:p text:style-name="P76">Mul</text:p>
          </table:table-cell>
          <table:table-cell table:style-name="Table1.A2" office:value-type="float" office:value="0">
            <text:p text:style-name="P76">0</text:p>
          </table:table-cell>
          <table:table-cell table:style-name="Table1.B2" office:value-type="string">
            <text:p text:style-name="P76">…, T v1, T v2 → …, T res</text:p>
          </table:table-cell>
          <table:table-cell table:style-name="Table1.E2" office:value-type="string">
            <text:p text:style-name="P76">res = v1 * v2. T tiene que ser un tipo numérico.</text:p>
          </table:table-cell>
        </table:table-row>
        <table:table-row>
          <table:table-cell table:style-name="Table1.A2" office:value-type="float" office:value="14">
            <text:p text:style-name="P77">14</text:p>
          </table:table-cell>
          <table:table-cell table:style-name="Table1.B2" office:value-type="string">
            <text:p text:style-name="P76">Div</text:p>
          </table:table-cell>
          <table:table-cell table:style-name="Table1.A2" office:value-type="float" office:value="0">
            <text:p text:style-name="P76">0</text:p>
          </table:table-cell>
          <table:table-cell table:style-name="Table1.B2" office:value-type="string">
            <text:p text:style-name="P76">…, T v1, T v2 → …, T res</text:p>
          </table:table-cell>
          <table:table-cell table:style-name="Table1.E2" office:value-type="string">
            <text:p text:style-name="P76">res = v1 / v2. T tiene que ser un tipo numérico.</text:p>
          </table:table-cell>
        </table:table-row>
        <table:table-row>
          <table:table-cell table:style-name="Table1.A2" office:value-type="float" office:value="15">
            <text:p text:style-name="P77">15</text:p>
          </table:table-cell>
          <table:table-cell table:style-name="Table1.B2" office:value-type="string">
            <text:p text:style-name="P76">Mod</text:p>
          </table:table-cell>
          <table:table-cell table:style-name="Table1.A2" office:value-type="float" office:value="0">
            <text:p text:style-name="P76">0</text:p>
          </table:table-cell>
          <table:table-cell table:style-name="Table1.B2" office:value-type="string">
            <text:p text:style-name="P76">…, T v1, Nat v2 → …, T res</text:p>
          </table:table-cell>
          <table:table-cell table:style-name="Table1.E2" office:value-type="string">
            <text:p text:style-name="P76">res = v1 % v2. T tiene que ser un tipo numérico.</text:p>
          </table:table-cell>
        </table:table-row>
        <table:table-row>
          <table:table-cell table:style-name="Table1.A2" office:value-type="float" office:value="16">
            <text:p text:style-name="P77">16</text:p>
          </table:table-cell>
          <table:table-cell table:style-name="Table1.B2" office:value-type="string">
            <text:p text:style-name="P76">Y</text:p>
          </table:table-cell>
          <table:table-cell table:style-name="Table1.A2" office:value-type="float" office:value="0">
            <text:p text:style-name="P76">0</text:p>
          </table:table-cell>
          <table:table-cell table:style-name="Table1.B2" office:value-type="string">
            <text:p text:style-name="P76">…, Bool v1, Bool v2 → …, Bool res</text:p>
          </table:table-cell>
          <table:table-cell table:style-name="Table1.E2" office:value-type="string">
            <text:p text:style-name="P76">res = v1 &amp;&amp; v2</text:p>
          </table:table-cell>
        </table:table-row>
        <table:table-row>
          <table:table-cell table:style-name="Table1.A2" office:value-type="float" office:value="17">
            <text:p text:style-name="P77">17</text:p>
          </table:table-cell>
          <table:table-cell table:style-name="Table1.B2" office:value-type="string">
            <text:p text:style-name="P76">O</text:p>
          </table:table-cell>
          <table:table-cell table:style-name="Table1.A2" office:value-type="float" office:value="0">
            <text:p text:style-name="P76">0</text:p>
          </table:table-cell>
          <table:table-cell table:style-name="Table1.B2" office:value-type="string">
            <text:p text:style-name="P76">…, Bool v1, Bool v2 → …, Bool res</text:p>
          </table:table-cell>
          <table:table-cell table:style-name="Table1.E2" office:value-type="string">
            <text:p text:style-name="P76">res = v1 || v2</text:p>
          </table:table-cell>
        </table:table-row>
        <table:table-row>
          <table:table-cell table:style-name="Table1.A2" office:value-type="float" office:value="18">
            <text:p text:style-name="P77">18</text:p>
          </table:table-cell>
          <table:table-cell table:style-name="Table1.B2" office:value-type="string">
            <text:p text:style-name="P76">No</text:p>
          </table:table-cell>
          <table:table-cell table:style-name="Table1.A2" office:value-type="float" office:value="0">
            <text:p text:style-name="P76">0</text:p>
          </table:table-cell>
          <table:table-cell table:style-name="Table1.B2" office:value-type="string">
            <text:p text:style-name="P76">…, Bool v → …, Bool res</text:p>
          </table:table-cell>
          <table:table-cell table:style-name="Table1.E2" office:value-type="string">
            <text:p text:style-name="P76">res = !v1</text:p>
          </table:table-cell>
        </table:table-row>
        <table:table-row>
          <table:table-cell table:style-name="Table1.A2" office:value-type="float" office:value="19">
            <text:p text:style-name="P77">19</text:p>
          </table:table-cell>
          <table:table-cell table:style-name="Table1.B2" office:value-type="string">
            <text:p text:style-name="P76">Negativo</text:p>
          </table:table-cell>
          <table:table-cell table:style-name="Table1.A2" office:value-type="float" office:value="0">
            <text:p text:style-name="P76">0</text:p>
          </table:table-cell>
          <table:table-cell table:style-name="Table1.B2" office:value-type="string">
            <text:p text:style-name="P76">…, T v → T res</text:p>
          </table:table-cell>
          <table:table-cell table:style-name="Table1.E2" office:value-type="string">
            <text:p text:style-name="P76">res = -v. T tiene que ser unt ipo numérico distintoa Nat</text:p>
          </table:table-cell>
        </table:table-row>
        <table:table-row>
          <table:table-cell table:style-name="Table1.A2" office:value-type="float" office:value="20">
            <text:p text:style-name="P77">20</text:p>
          </table:table-cell>
          <table:table-cell table:style-name="Table1.B2" office:value-type="string">
            <text:p text:style-name="P76">Shl</text:p>
          </table:table-cell>
          <table:table-cell table:style-name="Table1.A2" office:value-type="float" office:value="0">
            <text:p text:style-name="P76">0</text:p>
          </table:table-cell>
          <table:table-cell table:style-name="Table1.B2" office:value-type="string">
            <text:p text:style-name="P76">…, T v1, Nat v2 → …, T res</text:p>
          </table:table-cell>
          <table:table-cell table:style-name="Table1.E2" office:value-type="string">
            <text:p text:style-name="P76">res = v1 &lt;&lt; v2. T tiene que ser un tipo numérico.</text:p>
          </table:table-cell>
        </table:table-row>
        <table:table-row>
          <table:table-cell table:style-name="Table1.A2" office:value-type="float" office:value="21">
            <text:p text:style-name="P77">21</text:p>
          </table:table-cell>
          <table:table-cell table:style-name="Table1.B2" office:value-type="string">
            <text:p text:style-name="P76">Shr</text:p>
          </table:table-cell>
          <table:table-cell table:style-name="Table1.A2" office:value-type="float" office:value="0">
            <text:p text:style-name="P76">0</text:p>
          </table:table-cell>
          <table:table-cell table:style-name="Table1.B2" office:value-type="string">
            <text:p text:style-name="P76">…, T v1, Nat v2 → …, T res</text:p>
          </table:table-cell>
          <table:table-cell table:style-name="Table1.E2" office:value-type="string">
            <text:p text:style-name="P76">res = v1 &gt;&gt; v2. T tiene que ser un tipo numérico.</text:p>
          </table:table-cell>
        </table:table-row>
        <table:table-row>
          <table:table-cell table:style-name="Table1.A2" office:value-type="float" office:value="22">
            <text:p text:style-name="P77">22</text:p>
          </table:table-cell>
          <table:table-cell table:style-name="Table1.B2" office:value-type="string">
            <text:p text:style-name="P76">CastInt</text:p>
          </table:table-cell>
          <table:table-cell table:style-name="Table1.A2" office:value-type="float" office:value="0">
            <text:p text:style-name="P76">0</text:p>
          </table:table-cell>
          <table:table-cell table:style-name="Table1.B2" office:value-type="string">
            <text:p text:style-name="P76">…, T v → Int res</text:p>
          </table:table-cell>
          <table:table-cell table:style-name="Table1.E2" office:value-type="string">
            <text:p text:style-name="P76">res = v como entero. Siguiendo la conversión especificada en este documento</text:p>
          </table:table-cell>
        </table:table-row>
        <table:table-row>
          <table:table-cell table:style-name="Table1.A2" office:value-type="float" office:value="23">
            <text:p text:style-name="P77">23</text:p>
          </table:table-cell>
          <table:table-cell table:style-name="Table1.B2" office:value-type="string">
            <text:p text:style-name="P76">CastChar</text:p>
          </table:table-cell>
          <table:table-cell table:style-name="Table1.A2" office:value-type="float" office:value="0">
            <text:p text:style-name="P76">0</text:p>
          </table:table-cell>
          <table:table-cell table:style-name="Table1.B2" office:value-type="string">
            <text:p text:style-name="P76">…, T v → Char res</text:p>
          </table:table-cell>
          <table:table-cell table:style-name="Table1.E2" office:value-type="string">
            <text:p text:style-name="P76">res = v como caracter. Siguiendo la conversión especificada en este documento</text:p>
          </table:table-cell>
        </table:table-row>
        <table:table-row>
          <table:table-cell table:style-name="Table1.A2" office:value-type="float" office:value="24">
            <text:p text:style-name="P77">24</text:p>
          </table:table-cell>
          <table:table-cell table:style-name="Table1.B2" office:value-type="string">
            <text:p text:style-name="P76">CastFloat</text:p>
          </table:table-cell>
          <table:table-cell table:style-name="Table1.A2" office:value-type="float" office:value="0">
            <text:p text:style-name="P76">0</text:p>
          </table:table-cell>
          <table:table-cell table:style-name="Table1.B2" office:value-type="string">
            <text:p text:style-name="P76">…, T v → Float res</text:p>
          </table:table-cell>
          <table:table-cell table:style-name="Table1.E2" office:value-type="string">
            <text:p text:style-name="P76">res = v como real. Siguiendo la conversión especificada en este documento</text:p>
          </table:table-cell>
        </table:table-row>
        <table:table-row>
          <table:table-cell table:style-name="Table1.A2" office:value-type="float" office:value="25">
            <text:p text:style-name="P77">25</text:p>
          </table:table-cell>
          <table:table-cell table:style-name="Table1.B2" office:value-type="string">
            <text:p text:style-name="P76">CastNat</text:p>
          </table:table-cell>
          <table:table-cell table:style-name="Table1.A2" office:value-type="float" office:value="0">
            <text:p text:style-name="P76">0</text:p>
          </table:table-cell>
          <table:table-cell table:style-name="Table1.B2" office:value-type="string">
            <text:p text:style-name="P76">…, T v → Nat res</text:p>
          </table:table-cell>
          <table:table-cell table:style-name="Table1.E2" office:value-type="string">
            <text:p text:style-name="P76">res = v como natural. Siguiendo la conversión especificada en este documento</text:p>
          </table:table-cell>
        </table:table-row>
      </table:table>
      <text:p text:style-name="P59"/>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text:soft-page-break/></text:p>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60">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60">De esta manera el atributo “numVars” servirá, además, para saber el número minimo de memoria que ha de tener el interprete (en caso del codigo P) o el número máximo de variables locales que requiere el método main en el caso de la compilación a jvm.</text:p>
      <text:p text:style-name="P60">Este atributo será propio de las categoria Declaraciones.</text:p>
      <text:p text:style-name="P60"/>
      <text:p text:style-name="P60">Todas las categorias derivadas de Instrucciones tendrán un atributo “codP” que almacenará la traducción resultante en lenguaje P y otro “codJ” que almacenará la traducción resultante en java bytecode.</text:p>
      <text:p text:style-name="P60">Además en la única manera de leer y escribir en la entrada/salida estandar en Java es usando clases (ya sea System.in y System.out o en versiones mas recientes, System.console). Hacer esto en codigo P es trivial, basta con crear una instrucción para ello que informe al interprete de que debe hacer dicha llamada. Sin embargo en java bytecode es más complicado, pues la llamada a ha de hacerse “a mano”, para lo cual se necesita la dirección dentro de constant pool del método que se encarga de leer y del método que se encarga de escribir.</text:p>
      <text:p text:style-name="P15"/>
      <text:p text:style-name="Standard"><text:span text:style-name="T3">5.4. Gramática de atributos</text:span><text:span text:style-name="T10"> </text:span></text:p>
      <text:p text:style-name="P8">Gramática de atributos que formaliza la traducción.</text:p>
      <text:p text:style-name="P8"/>
      <text:p text:style-name="P38"><text:bookmark-start text:name="DDE_LINK71"/>Programa ::= Declaraciones &amp; Instrucciones<text:bookmark-end text:name="DDE_LINK71"/></text:p>
      <text:p text:style-name="P37"><text:tab/>Programa.codJ = crearCabecera() || crearMain(Instrucciones.codJ) || crearCola()</text:p>
      <text:p text:style-name="P37"><text:tab/>Programa.codP = Instrucciones.codP</text:p>
      <text:p text:style-name="P38">Declaraciones ::= Declaración ; Declaraciones</text:p>
      <text:p text:style-name="P37"><text:tab/>Declaraciones0.ts = añadeId(Declaraciones1.tsh, Declaracion.id, &lt;dir:Declaraciones1.numVars&gt;)</text:p>
      <text:p text:style-name="P37"><text:tab/>Declaraciones0.numVars = Declaraciones1.numVars +1</text:p>
      <text:p text:style-name="P38">Declaraciones ::= Declaración</text:p>
      <text:p text:style-name="P37"><text:tab/>Declaraciones.ts = añadeId(creaTs(), Declaracion.id, &lt;dir:0&gt;)</text:p>
      <text:p text:style-name="P37"><text:tab/>Declaraciones.numVars = 1</text:p>
      <text:p text:style-name="P38">Instrucciones ::= Instrucción ; Instrucciones</text:p>
      <text:p text:style-name="P37"><text:tab/>Instrucciones0.codP = Instrucción.codP || Instrucciones1.codP</text:p>
      <text:p text:style-name="P37"><text:tab/>Instrucciones0.codJ = Instrucción.codJ || Instrucciones1.codJ</text:p>
      <text:p text:style-name="P38">Instrucciones → Instrucción</text:p>
      <text:p text:style-name="P37"><text:tab/>Instrucciones.codP = Instrucción.codP</text:p>
      <text:p text:style-name="P37"><text:tab/>Instrucciones.codJ = Instrucción.codJ</text:p>
      <text:p text:style-name="P38">Instrucción ::= InsLectura</text:p>
      <text:p text:style-name="P37"><text:tab/>Instrucciones.codP = InsLectura.codP</text:p>
      <text:p text:style-name="P37"><text:tab/>Instrucciones.codJ = InsLectura.codJ<text:tab/></text:p>
      <text:p text:style-name="P38">Instrucción ::= InsEscritura</text:p>
      <text:p text:style-name="P37"><text:tab/>Instrucción.codP = InsEscritura.codP</text:p>
      <text:p text:style-name="P37"><text:tab/>Instrucción.codJ = InsEscritura.codJ<text:tab/></text:p>
      <text:p text:style-name="P38"><text:bookmark-start text:name="DDE_LINK8"/>InsLectura<text:bookmark-end text:name="DDE_LINK8"/> ::= <text:s/>in(id)</text:p>
      <text:p text:style-name="P38">InsEscritura ::= out(Expresion)</text:p>
      <text:p text:style-name="P38">InsAsignación ::= id := Expresión</text:p>
      <text:p text:style-name="P37"><text:tab/>InsAsignación = Expresión.codP || apila-dir InsAsignación.tsh[id.lex].dir</text:p>
      <text:p text:style-name="P38">Expresión ::= ExpresiónNiv1 OpNiv0 Expresión</text:p>
      <text:p text:style-name="P37"><text:soft-page-break/><text:tab/>Expresión.codP = </text:p>
      <text:p text:style-name="P37"><text:tab/><text:tab/>case (OpNiv0.op)</text:p>
      <text:p text:style-name="P37"><text:tab/><text:tab/><text:tab/>menor:</text:p>
      <text:p text:style-name="P37"><text:tab/><text:tab/><text:tab/><text:tab/>ExpresiónNiv1.codP || Expresión.codP || menor</text:p>
      <text:p text:style-name="P37"><text:tab/><text:tab/><text:tab/>mayor</text:p>
      <text:p text:style-name="P37"><text:tab/><text:tab/><text:tab/><text:tab/>ExpresiónNiv1.codP || Expresión.codP || mayor</text:p>
      <text:p text:style-name="P37"><text:tab/><text:tab/><text:tab/>menor-ig</text:p>
      <text:p text:style-name="P37"><text:tab/><text:tab/><text:tab/><text:tab/>ExpresiónNiv1.codP || Expresión.codP || menorig</text:p>
      <text:p text:style-name="P37"><text:tab/><text:tab/><text:tab/>mayor-ig</text:p>
      <text:p text:style-name="P37"><text:tab/><text:tab/><text:tab/><text:tab/>ExpresiónNiv1.codP || Expresión.codP || mayorig</text:p>
      <text:p text:style-name="P37"><text:tab/><text:tab/><text:tab/>igual</text:p>
      <text:p text:style-name="P37"><text:tab/><text:tab/><text:tab/><text:tab/>ExpresiónNiv1.codP || Expresión.codP || igual</text:p>
      <text:p text:style-name="P37"><text:tab/><text:tab/><text:tab/>no-igual</text:p>
      <text:p text:style-name="P37"><text:tab/><text:tab/><text:tab/><text:tab/>ExpresiónNiv1.codP || Expresión.codP || no-igual</text:p>
      <text:p text:style-name="P38">Expresión ::= ExpresiónNiv1</text:p>
      <text:p text:style-name="P37"><text:tab/>Expresión.codP = ExpresionNiv1.codP</text:p>
      <text:p text:style-name="P38">ExpresiónNiv1 ::= ExpresiónNiv1 OpNiv1 ExpresiónNiv2</text:p>
      <text:p text:style-name="P37"><text:tab/>ExpresionNiv1.codP =</text:p>
      <text:p text:style-name="P37"><text:tab/><text:tab/>case (OpNiv1.op)</text:p>
      <text:p text:style-name="P37"><text:tab/><text:tab/><text:tab/>suma:</text:p>
      <text:p text:style-name="P37"><text:tab/><text:tab/><text:tab/><text:tab/>ExpresiónNiv1.codP || ExpresiónNiv2.codP || sumar</text:p>
      <text:p text:style-name="P37"><text:tab/><text:tab/><text:tab/>resta:</text:p>
      <text:p text:style-name="P37"><text:tab/><text:tab/><text:tab/><text:tab/>ExpresiónNiv1.codP || ExpresiónNiv2.codP || restar</text:p>
      <text:p text:style-name="P37"><text:tab/><text:tab/><text:tab/>o:</text:p>
      <text:p text:style-name="P37"><text:tab/><text:tab/><text:tab/><text:tab/>ExpresiónNiv1.codP || ExpresiónNiv2.codP || o<text:tab/><text:tab/><text:tab/></text:p>
      <text:p text:style-name="P38">ExpresiónNiv1 ::= ExpresiónNiv2</text:p>
      <text:p text:style-name="P37"><text:bookmark-start text:name="DDE_LINK10"/><text:tab/>ExpresionNiv1.codP = ExpresionNiv2.codP<text:bookmark-end text:name="DDE_LINK10"/></text:p>
      <text:p text:style-name="P38">ExpresiónNiv2 ::= ExpresiónNiv2 OpNiv2 ExpresiónNiv3</text:p>
      <text:p text:style-name="P73"><text:tab/>ExpresiónNiv2.codP = </text:p>
      <text:p text:style-name="P73"><text:tab/><text:tab/>case(OpNiv2.op)</text:p>
      <text:p text:style-name="P73"><text:tab/><text:tab/><text:tab/>Multiplica:</text:p>
      <text:p text:style-name="P73"><text:tab/><text:tab/><text:tab/><text:tab/>ExpresiónNiv2.codP || ExpresiónNiv3.codP || Mul</text:p>
      <text:p text:style-name="P73"><text:tab/><text:tab/><text:tab/>Divide:</text:p>
      <text:p text:style-name="P73"><text:tab/><text:tab/><text:tab/><text:tab/>ExpresiónNiv2.codP || ExpresiónNiv3.codP || Div</text:p>
      <text:p text:style-name="P73"><text:tab/><text:tab/><text:tab/>Modulo:</text:p>
      <text:p text:style-name="P73"><text:tab/><text:tab/><text:tab/><text:tab/>ExpresiónNiv2.codP || ExpresiónNiv3.codP || Mod</text:p>
      <text:p text:style-name="P73"><text:tab/><text:tab/><text:tab/>y:</text:p>
      <text:p text:style-name="P73"><text:tab/><text:tab/><text:tab/><text:tab/>ExpresiónNiv2.codP || ExpresiónNiv3.codP || Y</text:p>
      <text:p text:style-name="P38">ExpresiónNiv2 ::= ExpresiónNiv3</text:p>
      <text:p text:style-name="P73"><text:tab/>ExpresiónNiv2.codP = ExpresiónNiv3.codP</text:p>
      <text:p text:style-name="P38">ExpresiónNiv3 ::= ExpresionNiv4 OpNiv3 ExpresiónNiv3</text:p>
      <text:p text:style-name="P73"><text:tab/>ExpresiónNiv3.codP = </text:p>
      <text:p text:style-name="P37"><text:tab/><text:tab/>case (OpNiv3.op)</text:p>
      <text:p text:style-name="P37"><text:tab/><text:tab/><text:tab/>shl:</text:p>
      <text:p text:style-name="P37"><text:tab/><text:tab/><text:tab/><text:tab/><text:span text:style-name="T33">ExpresiónNiv4.codP || ExpresiónNiv3.codP || shl</text:span></text:p>
      <text:p text:style-name="P37"><text:tab/><text:tab/><text:tab/>shr:</text:p>
      <text:p text:style-name="P37"><text:tab/><text:tab/><text:tab/><text:tab/><text:span text:style-name="T33">ExpresiónNiv4.codP || ExpresiónNiv3.codP || shr</text:span></text:p>
      <text:p text:style-name="P38">ExpresiónNiv3 ::= ExpresiónNiv4</text:p>
      <text:p text:style-name="P73"><text:tab/>ExpresiónNiv3.codP = ExpresiónNiv4.codP</text:p>
      <text:p text:style-name="P38">ExpresiónNiv4 ::= OpNiv4 ExpresiónNiv4</text:p>
      <text:p text:style-name="P73"><text:tab/>ExpresiónNiv4.codP = </text:p>
      <text:p text:style-name="P73"><text:tab/><text:tab/>case (OpNiv4.op)</text:p>
      <text:p text:style-name="P73"><text:tab/><text:tab/><text:tab/>no:</text:p>
      <text:p text:style-name="P73"><text:tab/><text:tab/><text:tab/><text:tab/>ExpresiónNiv4.codP || no</text:p>
      <text:p text:style-name="P73"><text:tab/><text:tab/><text:tab/>negativo:</text:p>
      <text:p text:style-name="P73"><text:tab/><text:tab/><text:tab/><text:tab/>ExpresiónNiv4.codP || negativo</text:p>
      <text:p text:style-name="P73"><text:tab/><text:tab/><text:tab/>cast-float:</text:p>
      <text:p text:style-name="P73"><text:tab/><text:tab/><text:tab/><text:tab/>ExpresiónNiv4.codP || CastFloat</text:p>
      <text:p text:style-name="P73"><text:tab/><text:tab/><text:tab/>cast-int:</text:p>
      <text:p text:style-name="P73"><text:tab/><text:tab/><text:tab/><text:tab/>ExpresiónNiv4.codP || CastInt</text:p>
      <text:p text:style-name="P73"><text:soft-page-break/><text:tab/><text:tab/><text:tab/>cast-nat:</text:p>
      <text:p text:style-name="P73"><text:tab/><text:tab/><text:tab/><text:tab/>ExpresiónNiv4.codP || CastNat</text:p>
      <text:p text:style-name="P73"><text:tab/><text:tab/><text:tab/>cast-char:</text:p>
      <text:p text:style-name="P73"><text:tab/><text:tab/><text:tab/><text:tab/>ExpresiónNiv4.codP || CastChar</text:p>
      <text:p text:style-name="P38">ExpresiónNiv4 ::= | Expresión |</text:p>
      <text:p text:style-name="P73"><text:tab/>ExpresiónNiv4.codP = Expresión.codP || abs</text:p>
      <text:p text:style-name="P38">ExpresiónNiv4 ::= ( Expresión )</text:p>
      <text:p text:style-name="P73"><text:tab/>ExpresiónNiv4.codP = Expresión.codP</text:p>
      <text:p text:style-name="P38">ExpresiónNiv4 ::= Literal</text:p>
      <text:p text:style-name="P73"><text:tab/>ExpresiónNiv4.codP = Literal.codP</text:p>
      <text:p text:style-name="P38">Literal ::= id</text:p>
      <text:p text:style-name="P73"><text:tab/>Literal.codP = apila-dir Literal.tsh[id.lex].dir</text:p>
      <text:p text:style-name="P38">Literal ::= litNat</text:p>
      <text:p text:style-name="P73"><text:tab/>Literal.codP = apila getValor(litNat.lex)</text:p>
      <text:p text:style-name="P38">Literal ::= litFlo</text:p>
      <text:p text:style-name="P73"><text:tab/>Literal.codP = apila getValor(litFlo.lex)</text:p>
      <text:p text:style-name="P38">Literal ::= litEnt</text:p>
      <text:p text:style-name="P73"><text:tab/>Literal.codP = apila getValor(litEnt.lex)</text:p>
      <text:p text:style-name="P38">Literal ::= litBoo</text:p>
      <text:p text:style-name="P73"><text:tab/>Literal.codP = apila getValor(litBoo.lex)</text:p>
      <text:p text:style-name="P38">Literal ::= litCha</text:p>
      <text:p text:style-name="P73"><text:tab/>Literal.codP = apila getValor(litCha.lex)</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
      <text:p text:style-name="Standard"><text:span text:style-name="T3">7.1. Acondicionamiento de la Gramática para la Construcción de la tabla de símbolos</text:span><text:span text:style-name="T17"> </text:span><text:span text:style-name="T3"><text:s/></text:span></text:p>
      <text:p text:style-name="P7"/>
      <text:p text:style-name="Standard"><text:span text:style-name="T3">7.2. Acondicionamiento de la Gramática para la Comprobación de las Restricciones Contextuales</text:span><text:span text:style-name="T17"> </text:span></text:p>
      <text:p text:style-name="P7"/>
      <text:p text:style-name="Standard"><text:span text:style-name="T3">7.3. Acondicionamiento de la Gramática para la Traducción</text:span><text:span text:style-name="T17">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text:soft-page-break/></text:p>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7">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7">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8"/>
      <text:p text:style-name="Standard"><text:span text:style-name="T3">9.3. Esquema <text:s/>de traducción</text:span><text:span text:style-name="T17">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31">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
      <text:p text:style-name="P12"/>
      <text:p text:style-name="P12">11 Notas sobre la implementación <text:s/></text:p>
      <text:p text:style-name="P8">Descripción de la implementación realizada.</text:p>
      <text:p text:style-name="P11"/>
      <text:p text:style-name="P9"/>
      <text:p text:style-name="P9"/>
      <text:p text:style-name="P9"/>
      <text:p text:style-name="P9">Deberán implementarse dos programas separados:</text:p>
      <text:list xml:id="list1110401846" text:style-name="RTF_5f_Num_20_16">
        <text:list-item>
          <text:p text:style-name="P67">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1582660374" text:style-name="RTF_5f_Num_20_15">
        <text:list-item>
          <text:p text:style-name="P68">Si es correcto, se generará el archivo con el código objeto.</text:p>
        </text:list-item>
        <text:list-item>
          <text:p text:style-name="P68">Si no es correcto, se mostrará por pantalla un listado de errores y no se <text:soft-page-break/>generará ningún archivo. </text:p>
          <text:list>
            <text:list-item>
              <text:p text:style-name="P68">Cada error estará precedido por los números de fila y de columna que identifican el punto exacto en el programa fuente en el que se ha producido el error.</text:p>
            </text:list-item>
            <text:list-item>
              <text:p text:style-name="P68">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530376137" text:continue-list="list1110401846" text:style-name="RTF_5f_Num_20_16">
        <text:list-item>
          <text:p text:style-name="P67">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066817844" text:style-name="RTF_5f_Num_20_5">
        <text:list-item>
          <text:p text:style-name="P69">En <text:span text:style-name="T12">modo normal</text:span> el único resultado visible será el producido por las instrucciones específicas de lectura/escritura.</text:p>
        </text:list-item>
        <text:list-item>
          <text:p text:style-name="P69">En <text:span text:style-name="T12">modo traza</text:span> el intérprete mostrará una traza por la consola de comandos con los distintos pasos de ejecución. En cada paso el intérprete debe: </text:p>
        </text:list-item>
      </text:list>
      <text:list xml:id="list532705300" text:style-name="RTF_5f_Num_20_9">
        <text:list-item>
          <text:p text:style-name="P70">Mostrar el contenido de la pila de ejecución y de las celdas relevantes en la memoria de datos.</text:p>
        </text:list-item>
        <text:list-item>
          <text:p text:style-name="P70">Esperar a que el usuario pulse una tecla para proseguir la ejecución.</text:p>
        </text:list-item>
        <text:list-item>
          <text:p text:style-name="P70">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7">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
      <text:p text:style-name="Standard"><text:span text:style-name="T3">11.2. Otras notas</text:span><text:span text:style-name="T17">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9"><text:span text:style-name="T8">Qué se ha conseguido y qué se ha dejado pendiente para más adelante.</text:span><text:span text:style-name="T18">.</text:span></text:p>
      <text:p text:style-name="P13"/>
      <text:p text:style-name="P13"/>
      <text:p text:style-name="P13">Referencias bibliográficas</text:p>
      <text:p text:style-name="P44">Libros, artículos y otras fuentes de información utilizadas (por ejemplo páginas web).</text:p>
      <text:p text:style-name="P13"/>
      <text:p text:style-name="P13"><text:soft-page-break/></text:p>
      <text:p text:style-name="P13">Apéndices </text:p>
      <text:p text:style-name="P9">Sólo si alguno fuese necesario… y en ningún caso se trata de copiar aquí el código de las aplicaciones desarrolladas ni nada similar.</text:p>
      <text:p text:style-name="P9"/>
      <text:list xml:id="list1970554772" text:style-name="L2">
        <text:list-item>
          <text:p text:style-name="P72">Codificación de las operaciones del intérprete de pila:</text:p>
        </text:list-item>
      </text:list>
      <text:p text:style-name="P32"/>
      <text:p text:style-name="P32"><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8T11:15:43</dc:date>
    <meta:generator>OpenOffice.org/3.0$Linux OpenOffice.org_project/300m15$Build-9379</meta:generator>
    <meta:editing-duration>PT09H24M09S</meta:editing-duration>
    <meta:editing-cycles>22</meta:editing-cycles>
    <meta:document-statistic meta:table-count="2" meta:image-count="0" meta:object-count="1" meta:page-count="23" meta:paragraph-count="853" meta:word-count="6987" meta:character-count="449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